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31" style:family="table">
      <style:table-properties style:width="17.013cm" fo:margin-left="0cm" table:align="left" style:may-break-between-rows="false"/>
    </style:style>
    <style:style style:name="Tabela31.A" style:family="table-column">
      <style:table-column-properties style:column-width="2.408cm"/>
    </style:style>
    <style:style style:name="Tabela31.B" style:family="table-column">
      <style:table-column-properties style:column-width="14.605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may-break-between-rows="false"/>
    </style:style>
    <style:style style:name="Tabela32.A" style:family="table-column">
      <style:table-column-properties style:column-width="2.408cm"/>
    </style:style>
    <style:style style:name="Tabela32.B" style:family="table-column">
      <style:table-column-properties style:column-width="14.605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 style:may-break-between-rows="false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4.6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.013cm" fo:margin-left="0cm" table:align="left" style:may-break-between-rows="false"/>
    </style:style>
    <style:style style:name="Tabela30.A" style:family="table-column">
      <style:table-column-properties style:column-width="2.408cm"/>
    </style:style>
    <style:style style:name="Tabela30.B" style:family="table-column">
      <style:table-column-properties style:column-width="14.605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may-break-between-rows="false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14.60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may-break-between-rows="false"/>
    </style:style>
    <style:style style:name="Tabela3.A" style:family="table-column">
      <style:table-column-properties style:column-width="2.408cm"/>
    </style:style>
    <style:style style:name="Tabela3.B" style:family="table-column">
      <style:table-column-properties style:column-width="14.6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may-break-between-rows="false"/>
    </style:style>
    <style:style style:name="Tabela4.A" style:family="table-column">
      <style:table-column-properties style:column-width="2.408cm"/>
    </style:style>
    <style:style style:name="Tabela4.B" style:family="table-column">
      <style:table-column-properties style:column-width="6.098cm"/>
    </style:style>
    <style:style style:name="Tabela4.C" style:family="table-column">
      <style:table-column-properties style:column-width="8.50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7" style:family="table-row">
      <style:table-row-properties style:min-row-height="3.898cm"/>
    </style:style>
    <style:style style:name="Tabela8" style:family="table">
      <style:table-properties style:width="17.013cm" fo:margin-left="0cm" table:align="left" style:may-break-between-rows="false"/>
    </style:style>
    <style:style style:name="Tabela8.A" style:family="table-column">
      <style:table-column-properties style:column-width="2.408cm"/>
    </style:style>
    <style:style style:name="Tabela8.B" style:family="table-column">
      <style:table-column-properties style:column-width="6.098cm"/>
    </style:style>
    <style:style style:name="Tabela8.C" style:family="table-column">
      <style:table-column-properties style:column-width="8.507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5" style:family="table">
      <style:table-properties style:width="17.013cm" fo:margin-left="0cm" table:align="left" style:may-break-between-rows="false"/>
    </style:style>
    <style:style style:name="Tabela5.A" style:family="table-column">
      <style:table-column-properties style:column-width="2.408cm"/>
    </style:style>
    <style:style style:name="Tabela5.B" style:family="table-column">
      <style:table-column-properties style:column-width="14.60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may-break-between-rows="false"/>
    </style:style>
    <style:style style:name="Tabela6.A" style:family="table-column">
      <style:table-column-properties style:column-width="2.408cm"/>
    </style:style>
    <style:style style:name="Tabela6.B" style:family="table-column">
      <style:table-column-properties style:column-width="14.6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may-break-between-rows="false"/>
    </style:style>
    <style:style style:name="Tabela7.A" style:family="table-column">
      <style:table-column-properties style:column-width="2.408cm"/>
    </style:style>
    <style:style style:name="Tabela7.B" style:family="table-column">
      <style:table-column-properties style:column-width="14.605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may-break-between-rows="false"/>
    </style:style>
    <style:style style:name="Tabela10.A" style:family="table-column">
      <style:table-column-properties style:column-width="2.408cm"/>
    </style:style>
    <style:style style:name="Tabela10.B" style:family="table-column">
      <style:table-column-properties style:column-width="6.098cm"/>
    </style:style>
    <style:style style:name="Tabela10.C" style:family="table-column">
      <style:table-column-properties style:column-width="8.507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fo:padding="0.097cm" fo:border-left="0.05pt solid #000000" fo:border-right="none" fo:border-top="none" fo:border-bottom="0.05pt solid #000000"/>
    </style:style>
    <style:style style:name="Tabela11" style:family="table">
      <style:table-properties style:width="17.013cm" fo:margin-left="0cm" table:align="left" style:may-break-between-rows="false"/>
    </style:style>
    <style:style style:name="Tabela11.A" style:family="table-column">
      <style:table-column-properties style:column-width="2.408cm"/>
    </style:style>
    <style:style style:name="Tabela11.B" style:family="table-column">
      <style:table-column-properties style:column-width="14.605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may-break-between-rows="false"/>
    </style:style>
    <style:style style:name="Tabela9.A" style:family="table-column">
      <style:table-column-properties style:column-width="2.408cm"/>
    </style:style>
    <style:style style:name="Tabela9.B" style:family="table-column">
      <style:table-column-properties style:column-width="14.60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may-break-between-rows="false"/>
    </style:style>
    <style:style style:name="Tabela12.A" style:family="table-column">
      <style:table-column-properties style:column-width="2.408cm"/>
    </style:style>
    <style:style style:name="Tabela12.B" style:family="table-column">
      <style:table-column-properties style:column-width="14.605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may-break-between-rows="false"/>
    </style:style>
    <style:style style:name="Tabela13.A" style:family="table-column">
      <style:table-column-properties style:column-width="2.408cm"/>
    </style:style>
    <style:style style:name="Tabela13.B" style:family="table-column">
      <style:table-column-properties style:column-width="6.098cm"/>
    </style:style>
    <style:style style:name="Tabela13.C" style:family="table-column">
      <style:table-column-properties style:column-width="8.507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fo:padding="0.097cm" fo:border-left="0.05pt solid #000000" fo:border-right="none" fo:border-top="none" fo:border-bottom="0.05pt solid #000000"/>
    </style:style>
    <style:style style:name="Tabela14" style:family="table">
      <style:table-properties style:width="17.013cm" fo:margin-left="0cm" table:align="left" style:may-break-between-rows="false"/>
    </style:style>
    <style:style style:name="Tabela14.A" style:family="table-column">
      <style:table-column-properties style:column-width="2.408cm"/>
    </style:style>
    <style:style style:name="Tabela14.B" style:family="table-column">
      <style:table-column-properties style:column-width="6.098cm"/>
    </style:style>
    <style:style style:name="Tabela14.C" style:family="table-column">
      <style:table-column-properties style:column-width="8.507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fo:padding="0.097cm" fo:border-left="0.05pt solid #000000" fo:border-right="none" fo:border-top="none" fo:border-bottom="0.05pt solid #000000"/>
    </style:style>
    <style:style style:name="Tabela15" style:family="table">
      <style:table-properties style:width="17.013cm" fo:margin-left="0cm" table:align="left" style:may-break-between-rows="false"/>
    </style:style>
    <style:style style:name="Tabela15.A" style:family="table-column">
      <style:table-column-properties style:column-width="2.408cm"/>
    </style:style>
    <style:style style:name="Tabela15.B" style:family="table-column">
      <style:table-column-properties style:column-width="14.605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may-break-between-rows="false"/>
    </style:style>
    <style:style style:name="Tabela16.A" style:family="table-column">
      <style:table-column-properties style:column-width="2.408cm"/>
    </style:style>
    <style:style style:name="Tabela16.B" style:family="table-column">
      <style:table-column-properties style:column-width="14.605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013cm" fo:margin-left="0cm" table:align="left" style:may-break-between-rows="false"/>
    </style:style>
    <style:style style:name="Tabela17.A" style:family="table-column">
      <style:table-column-properties style:column-width="2.408cm"/>
    </style:style>
    <style:style style:name="Tabela17.B" style:family="table-column">
      <style:table-column-properties style:column-width="14.605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may-break-between-rows="false"/>
    </style:style>
    <style:style style:name="Tabela18.A" style:family="table-column">
      <style:table-column-properties style:column-width="2.408cm"/>
    </style:style>
    <style:style style:name="Tabela18.B" style:family="table-column">
      <style:table-column-properties style:column-width="6.098cm"/>
    </style:style>
    <style:style style:name="Tabela18.C" style:family="table-column">
      <style:table-column-properties style:column-width="8.507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5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may-break-between-rows="false"/>
    </style:style>
    <style:style style:name="Tabela19.A" style:family="table-column">
      <style:table-column-properties style:column-width="2.408cm"/>
    </style:style>
    <style:style style:name="Tabela19.B" style:family="table-column">
      <style:table-column-properties style:column-width="6.098cm"/>
    </style:style>
    <style:style style:name="Tabela19.C" style:family="table-column">
      <style:table-column-properties style:column-width="8.507cm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5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.013cm" fo:margin-left="0cm" table:align="left" style:may-break-between-rows="false"/>
    </style:style>
    <style:style style:name="Tabela20.A" style:family="table-column">
      <style:table-column-properties style:column-width="2.408cm"/>
    </style:style>
    <style:style style:name="Tabela20.B" style:family="table-column">
      <style:table-column-properties style:column-width="14.605cm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.013cm" fo:margin-left="0cm" table:align="left" style:may-break-between-rows="false"/>
    </style:style>
    <style:style style:name="Tabela21.A" style:family="table-column">
      <style:table-column-properties style:column-width="2.408cm"/>
    </style:style>
    <style:style style:name="Tabela21.B" style:family="table-column">
      <style:table-column-properties style:column-width="14.605cm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may-break-between-rows="false"/>
    </style:style>
    <style:style style:name="Tabela22.A" style:family="table-column">
      <style:table-column-properties style:column-width="2.408cm"/>
    </style:style>
    <style:style style:name="Tabela22.B" style:family="table-column">
      <style:table-column-properties style:column-width="14.605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may-break-between-rows="false"/>
    </style:style>
    <style:style style:name="Tabela24.A" style:family="table-column">
      <style:table-column-properties style:column-width="2.408cm"/>
    </style:style>
    <style:style style:name="Tabela24.B" style:family="table-column">
      <style:table-column-properties style:column-width="14.605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013cm" fo:margin-left="0cm" table:align="left" style:may-break-between-rows="false"/>
    </style:style>
    <style:style style:name="Tabela23.A" style:family="table-column">
      <style:table-column-properties style:column-width="2.408cm"/>
    </style:style>
    <style:style style:name="Tabela23.B" style:family="table-column">
      <style:table-column-properties style:column-width="6.098cm"/>
    </style:style>
    <style:style style:name="Tabela23.C" style:family="table-column">
      <style:table-column-properties style:column-width="8.507cm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.013cm" fo:margin-left="0cm" table:align="left" style:may-break-between-rows="false"/>
    </style:style>
    <style:style style:name="Tabela25.A" style:family="table-column">
      <style:table-column-properties style:column-width="2.408cm"/>
    </style:style>
    <style:style style:name="Tabela25.B" style:family="table-column">
      <style:table-column-properties style:column-width="14.605cm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B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may-break-between-rows="false"/>
    </style:style>
    <style:style style:name="Tabela26.A" style:family="table-column">
      <style:table-column-properties style:column-width="2.408cm"/>
    </style:style>
    <style:style style:name="Tabela26.B" style:family="table-column">
      <style:table-column-properties style:column-width="14.605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.013cm" fo:margin-left="0cm" table:align="left" style:may-break-between-rows="false"/>
    </style:style>
    <style:style style:name="Tabela27.A" style:family="table-column">
      <style:table-column-properties style:column-width="2.408cm"/>
    </style:style>
    <style:style style:name="Tabela27.B" style:family="table-column">
      <style:table-column-properties style:column-width="6.098cm"/>
    </style:style>
    <style:style style:name="Tabela27.C" style:family="table-column">
      <style:table-column-properties style:column-width="8.507cm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B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fo:padding="0.097cm" fo:border-left="0.05pt solid #000000" fo:border-right="none" fo:border-top="none" fo:border-bottom="0.05pt solid #000000"/>
    </style:style>
    <style:style style:name="Tabela28" style:family="table">
      <style:table-properties style:width="17.013cm" fo:margin-left="0cm" table:align="left" style:may-break-between-rows="false"/>
    </style:style>
    <style:style style:name="Tabela28.A" style:family="table-column">
      <style:table-column-properties style:column-width="2.408cm"/>
    </style:style>
    <style:style style:name="Tabela28.B" style:family="table-column">
      <style:table-column-properties style:column-width="6.098cm"/>
    </style:style>
    <style:style style:name="Tabela28.C" style:family="table-column">
      <style:table-column-properties style:column-width="8.507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fo:padding="0.097cm" fo:border-left="0.05pt solid #000000" fo:border-right="none" fo:border-top="none" fo:border-bottom="0.05pt solid #000000"/>
    </style:style>
    <style:style style:name="Tabela29" style:family="table">
      <style:table-properties style:width="17.013cm" fo:margin-left="0cm" table:align="left" style:may-break-between-rows="false"/>
    </style:style>
    <style:style style:name="Tabela29.A" style:family="table-column">
      <style:table-column-properties style:column-width="2.408cm"/>
    </style:style>
    <style:style style:name="Tabela29.B" style:family="table-column">
      <style:table-column-properties style:column-width="14.605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3300" fo:font-size="10pt" officeooo:paragraph-rsid="00133e31" style:font-size-asian="10pt" style:font-size-complex="10pt"/>
    </style:style>
    <style:style style:name="P2" style:family="paragraph" style:parent-style-name="Standard">
      <style:text-properties fo:color="#ff3300" fo:font-size="10pt" officeooo:paragraph-rsid="0018dd0e" style:font-size-asian="10pt" style:font-size-complex="10pt"/>
    </style:style>
    <style:style style:name="P3" style:family="paragraph" style:parent-style-name="Standard">
      <style:text-properties fo:color="#ff3300" fo:font-size="10pt" officeooo:paragraph-rsid="001c68e4" style:font-size-asian="10pt" style:font-size-complex="10pt"/>
    </style:style>
    <style:style style:name="P4" style:family="paragraph" style:parent-style-name="Standard">
      <style:text-properties fo:color="#ff3300" fo:font-size="10pt" officeooo:paragraph-rsid="002182b4" style:font-size-asian="10pt" style:font-size-complex="10pt"/>
    </style:style>
    <style:style style:name="P5" style:family="paragraph" style:parent-style-name="Standard">
      <style:text-properties fo:color="#ff3300" fo:font-size="10pt" officeooo:paragraph-rsid="0022ac16" style:font-size-asian="10pt" style:font-size-complex="10pt"/>
    </style:style>
    <style:style style:name="P6" style:family="paragraph" style:parent-style-name="Standard">
      <style:text-properties fo:font-size="10pt" officeooo:rsid="0016eab5" officeooo:paragraph-rsid="002182b4" style:font-size-asian="10pt" style:font-size-complex="10pt"/>
    </style:style>
    <style:style style:name="P7" style:family="paragraph" style:parent-style-name="Standard">
      <style:text-properties fo:font-size="10pt" officeooo:rsid="0016eab5" officeooo:paragraph-rsid="0027d71e" style:font-size-asian="10pt" style:font-size-complex="10pt"/>
    </style:style>
    <style:style style:name="P8" style:family="paragraph" style:parent-style-name="Standard">
      <style:text-properties fo:font-size="10pt" officeooo:rsid="0016eab5" officeooo:paragraph-rsid="002b2d1f" style:font-size-asian="10pt" style:font-size-complex="10pt"/>
    </style:style>
    <style:style style:name="P9" style:family="paragraph" style:parent-style-name="Standard">
      <style:text-properties fo:font-size="10pt" officeooo:rsid="0016eab5" officeooo:paragraph-rsid="002b804e" style:font-size-asian="10pt" style:font-size-complex="10pt"/>
    </style:style>
    <style:style style:name="P10" style:family="paragraph" style:parent-style-name="Standard">
      <style:text-properties fo:font-size="10pt" officeooo:paragraph-rsid="001203c4" style:font-size-asian="10pt" style:font-size-complex="10pt"/>
    </style:style>
    <style:style style:name="P11" style:family="paragraph" style:parent-style-name="Standard">
      <style:text-properties fo:font-size="10pt" officeooo:paragraph-rsid="00133e31" style:font-size-asian="10pt" style:font-size-complex="10pt"/>
    </style:style>
    <style:style style:name="P12" style:family="paragraph" style:parent-style-name="Standard">
      <style:text-properties fo:font-size="10pt" officeooo:rsid="00133e31" officeooo:paragraph-rsid="0015ed0c" style:font-size-asian="10pt" style:font-size-complex="10pt"/>
    </style:style>
    <style:style style:name="P13" style:family="paragraph" style:parent-style-name="Standard">
      <style:text-properties fo:font-size="10pt" officeooo:paragraph-rsid="00187924" style:font-size-asian="10pt" style:font-size-complex="10pt"/>
    </style:style>
    <style:style style:name="P14" style:family="paragraph" style:parent-style-name="Standard">
      <style:text-properties fo:font-size="10pt" officeooo:paragraph-rsid="0018dd0e" style:font-size-asian="10pt" style:font-size-complex="10pt"/>
    </style:style>
    <style:style style:name="P15" style:family="paragraph" style:parent-style-name="Standard">
      <style:text-properties fo:font-size="10pt" officeooo:rsid="0018dd0e" officeooo:paragraph-rsid="0018dd0e" style:font-size-asian="10pt" style:font-size-complex="10pt"/>
    </style:style>
    <style:style style:name="P16" style:family="paragraph" style:parent-style-name="Standard">
      <style:text-properties fo:font-size="10pt" officeooo:paragraph-rsid="001c68e4" style:font-size-asian="10pt" style:font-size-complex="10pt"/>
    </style:style>
    <style:style style:name="P17" style:family="paragraph" style:parent-style-name="Standard">
      <style:text-properties fo:font-size="10pt" officeooo:rsid="001c68e4" officeooo:paragraph-rsid="001c68e4" style:font-size-asian="10pt" style:font-size-complex="10pt"/>
    </style:style>
    <style:style style:name="P18" style:family="paragraph" style:parent-style-name="Standard">
      <style:text-properties fo:font-size="10pt" officeooo:rsid="001c68e4" officeooo:paragraph-rsid="0021a1e9" style:font-size-asian="10pt" style:font-size-complex="10pt"/>
    </style:style>
    <style:style style:name="P19" style:family="paragraph" style:parent-style-name="Standard">
      <style:text-properties fo:font-size="10pt" officeooo:paragraph-rsid="002182b4" style:font-size-asian="10pt" style:font-size-complex="10pt"/>
    </style:style>
    <style:style style:name="P20" style:family="paragraph" style:parent-style-name="Standard">
      <style:text-properties fo:font-size="10pt" officeooo:rsid="0022ac16" officeooo:paragraph-rsid="0022ac16" style:font-size-asian="10pt" style:font-size-complex="10pt"/>
    </style:style>
    <style:style style:name="P21" style:family="paragraph" style:parent-style-name="Standard">
      <style:text-properties fo:font-size="10pt" officeooo:paragraph-rsid="0022ac16" style:font-size-asian="10pt" style:font-size-complex="10pt"/>
    </style:style>
    <style:style style:name="P22" style:family="paragraph" style:parent-style-name="Standard">
      <style:text-properties fo:font-size="10pt" officeooo:paragraph-rsid="002429ec" style:font-size-asian="10pt" style:font-size-complex="10pt"/>
    </style:style>
    <style:style style:name="P23" style:family="paragraph" style:parent-style-name="Standard">
      <style:text-properties fo:font-size="10pt" officeooo:paragraph-rsid="00231364" style:font-size-asian="10pt" style:font-size-complex="10pt"/>
    </style:style>
    <style:style style:name="P24" style:family="paragraph" style:parent-style-name="Standard">
      <style:text-properties fo:font-size="10pt" officeooo:paragraph-rsid="00248528" style:font-size-asian="10pt" style:font-size-complex="10pt"/>
    </style:style>
    <style:style style:name="P25" style:family="paragraph" style:parent-style-name="Standard">
      <style:text-properties fo:font-size="10pt" officeooo:rsid="00248528" officeooo:paragraph-rsid="00248528" style:font-size-asian="10pt" style:font-size-complex="10pt"/>
    </style:style>
    <style:style style:name="P26" style:family="paragraph" style:parent-style-name="Standard">
      <style:text-properties fo:font-size="10pt" officeooo:paragraph-rsid="002b804e" style:font-size-asian="10pt" style:font-size-complex="10pt"/>
    </style:style>
    <style:style style:name="P27" style:family="paragraph" style:parent-style-name="Standard">
      <style:text-properties fo:font-size="14pt" fo:font-weight="normal" officeooo:rsid="002b2d1f" officeooo:paragraph-rsid="002b804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2pt" officeooo:rsid="0016eab5" officeooo:paragraph-rsid="0016eab5" style:font-size-asian="12pt" style:font-size-complex="12pt"/>
    </style:style>
    <style:style style:name="P29" style:family="paragraph" style:parent-style-name="Text_20_body">
      <style:text-properties fo:font-size="15pt" officeooo:rsid="002b804e" officeooo:paragraph-rsid="002b804e" style:font-size-asian="13.1000003814697pt" style:font-size-complex="15pt"/>
    </style:style>
    <style:style style:name="P30" style:family="paragraph" style:parent-style-name="Text_20_body">
      <style:text-properties fo:font-size="15pt" fo:font-weight="bold" officeooo:rsid="002b804e" officeooo:paragraph-rsid="002b804e" style:font-size-asian="13.1000003814697pt" style:font-weight-asian="bold" style:font-size-complex="15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32pt" officeooo:rsid="002b804e" officeooo:paragraph-rsid="002b804e" style:font-size-asian="32pt" style:font-size-complex="32pt"/>
    </style:style>
    <style:style style:name="P32" style:family="paragraph" style:parent-style-name="Text_20_body">
      <style:paragraph-properties fo:line-height="100%"/>
      <style:text-properties officeooo:rsid="002da156" officeooo:paragraph-rsid="002da156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2pt" officeooo:rsid="001203c4" officeooo:paragraph-rsid="002b2d1f" style:font-size-asian="12pt" style:font-size-complex="12pt"/>
    </style:style>
    <style:style style:name="P36" style:family="paragraph" style:parent-style-name="Text_20_body">
      <style:text-properties fo:font-size="12pt" officeooo:rsid="001203c4" officeooo:paragraph-rsid="002b804e" style:font-size-asian="12pt" style:font-size-complex="12pt"/>
    </style:style>
    <style:style style:name="P37" style:family="paragraph" style:parent-style-name="Text_20_body">
      <style:text-properties officeooo:paragraph-rsid="002b804e"/>
    </style:style>
    <style:style style:name="P38" style:family="paragraph" style:parent-style-name="Table_20_Heading">
      <style:paragraph-properties fo:text-align="start" style:justify-single-word="false"/>
      <style:text-properties fo:font-size="10pt" officeooo:rsid="0010e148" officeooo:paragraph-rsid="002b804e" style:font-size-asian="10pt" style:font-size-complex="10pt"/>
    </style:style>
    <style:style style:name="P39" style:family="paragraph" style:parent-style-name="Table_20_Heading">
      <style:text-properties fo:font-size="10pt" officeooo:rsid="0010e148" officeooo:paragraph-rsid="001203c4" style:font-size-asian="10pt" style:font-size-complex="10pt"/>
    </style:style>
    <style:style style:name="P40" style:family="paragraph" style:parent-style-name="Table_20_Heading">
      <style:text-properties fo:font-size="10pt" officeooo:rsid="0010e148" officeooo:paragraph-rsid="00133e31" style:font-size-asian="10pt" style:font-size-complex="10pt"/>
    </style:style>
    <style:style style:name="P41" style:family="paragraph" style:parent-style-name="Table_20_Heading">
      <style:text-properties fo:font-size="10pt" officeooo:rsid="0010e148" officeooo:paragraph-rsid="0018dd0e" style:font-size-asian="10pt" style:font-size-complex="10pt"/>
    </style:style>
    <style:style style:name="P42" style:family="paragraph" style:parent-style-name="Table_20_Heading">
      <style:text-properties fo:font-size="10pt" officeooo:rsid="0010e148" officeooo:paragraph-rsid="001c68e4" style:font-size-asian="10pt" style:font-size-complex="10pt"/>
    </style:style>
    <style:style style:name="P43" style:family="paragraph" style:parent-style-name="Table_20_Heading">
      <style:text-properties fo:font-size="10pt" officeooo:rsid="0010e148" officeooo:paragraph-rsid="002182b4" style:font-size-asian="10pt" style:font-size-complex="10pt"/>
    </style:style>
    <style:style style:name="P44" style:family="paragraph" style:parent-style-name="Table_20_Heading">
      <style:text-properties fo:font-size="10pt" officeooo:rsid="0010e148" officeooo:paragraph-rsid="0022ac16" style:font-size-asian="10pt" style:font-size-complex="10pt"/>
    </style:style>
    <style:style style:name="P45" style:family="paragraph" style:parent-style-name="Table_20_Heading">
      <style:text-properties fo:font-size="10pt" officeooo:rsid="0010e148" officeooo:paragraph-rsid="00248528" style:font-size-asian="10pt" style:font-size-complex="10pt"/>
    </style:style>
    <style:style style:name="P46" style:family="paragraph" style:parent-style-name="Table_20_Heading">
      <style:text-properties fo:font-size="10pt" officeooo:rsid="0010e148" officeooo:paragraph-rsid="002b2d1f" style:font-size-asian="10pt" style:font-size-complex="10pt"/>
    </style:style>
    <style:style style:name="P47" style:family="paragraph" style:parent-style-name="Table_20_Heading">
      <style:text-properties fo:font-size="10pt" officeooo:rsid="0010e148" officeooo:paragraph-rsid="002b804e" style:font-size-asian="10pt" style:font-size-complex="10pt"/>
    </style:style>
    <style:style style:name="P48" style:family="paragraph" style:parent-style-name="Table_20_Heading">
      <style:paragraph-properties fo:text-align="start" style:justify-single-word="false"/>
      <style:text-properties fo:font-size="10pt" officeooo:rsid="00133e31" officeooo:paragraph-rsid="00133e31" style:font-size-asian="10pt" style:font-size-complex="10pt"/>
    </style:style>
    <style:style style:name="P49" style:family="paragraph" style:parent-style-name="Table_20_Heading">
      <style:paragraph-properties fo:text-align="start" style:justify-single-word="false"/>
      <style:text-properties fo:font-size="10pt" officeooo:rsid="00133e31" officeooo:paragraph-rsid="0015214c" style:font-size-asian="10pt" style:font-size-complex="10pt"/>
    </style:style>
    <style:style style:name="P50" style:family="paragraph" style:parent-style-name="Table_20_Heading">
      <style:paragraph-properties fo:text-align="start" style:justify-single-word="false"/>
      <style:text-properties fo:font-size="10pt" officeooo:rsid="00133e31" officeooo:paragraph-rsid="0016eab5" style:font-size-asian="10pt" style:font-size-complex="10pt"/>
    </style:style>
    <style:style style:name="P51" style:family="paragraph" style:parent-style-name="Table_20_Heading">
      <style:paragraph-properties fo:text-align="start" style:justify-single-word="false"/>
      <style:text-properties fo:font-size="10pt" officeooo:rsid="00133e31" officeooo:paragraph-rsid="00187924" style:font-size-asian="10pt" style:font-size-complex="10pt"/>
    </style:style>
    <style:style style:name="P52" style:family="paragraph" style:parent-style-name="Table_20_Heading">
      <style:paragraph-properties fo:text-align="start" style:justify-single-word="false"/>
      <style:text-properties fo:font-size="10pt" officeooo:rsid="00133e31" officeooo:paragraph-rsid="0018dd0e" style:font-size-asian="10pt" style:font-size-complex="10pt"/>
    </style:style>
    <style:style style:name="P53" style:family="paragraph" style:parent-style-name="Table_20_Heading">
      <style:paragraph-properties fo:text-align="start" style:justify-single-word="false"/>
      <style:text-properties fo:font-size="10pt" officeooo:rsid="00133e31" officeooo:paragraph-rsid="001c68e4" style:font-size-asian="10pt" style:font-size-complex="10pt"/>
    </style:style>
    <style:style style:name="P54" style:family="paragraph" style:parent-style-name="Table_20_Heading">
      <style:paragraph-properties fo:text-align="start" style:justify-single-word="false"/>
      <style:text-properties fo:font-size="10pt" officeooo:rsid="00133e31" officeooo:paragraph-rsid="002182b4" style:font-size-asian="10pt" style:font-size-complex="10pt"/>
    </style:style>
    <style:style style:name="P55" style:family="paragraph" style:parent-style-name="Table_20_Heading">
      <style:paragraph-properties fo:text-align="start" style:justify-single-word="false"/>
      <style:text-properties fo:font-size="10pt" officeooo:rsid="00133e31" officeooo:paragraph-rsid="0022ac16" style:font-size-asian="10pt" style:font-size-complex="10pt"/>
    </style:style>
    <style:style style:name="P56" style:family="paragraph" style:parent-style-name="Table_20_Heading">
      <style:paragraph-properties fo:text-align="start" style:justify-single-word="false"/>
      <style:text-properties fo:font-size="10pt" officeooo:rsid="00133e31" officeooo:paragraph-rsid="002429ec" style:font-size-asian="10pt" style:font-size-complex="10pt"/>
    </style:style>
    <style:style style:name="P57" style:family="paragraph" style:parent-style-name="Table_20_Heading">
      <style:paragraph-properties fo:text-align="start" style:justify-single-word="false"/>
      <style:text-properties fo:font-size="10pt" officeooo:rsid="00133e31" officeooo:paragraph-rsid="00231364" style:font-size-asian="10pt" style:font-size-complex="10pt"/>
    </style:style>
    <style:style style:name="P58" style:family="paragraph" style:parent-style-name="Table_20_Heading">
      <style:paragraph-properties fo:text-align="start" style:justify-single-word="false"/>
      <style:text-properties fo:font-size="10pt" officeooo:rsid="00133e31" officeooo:paragraph-rsid="00248528" style:font-size-asian="10pt" style:font-size-complex="10pt"/>
    </style:style>
    <style:style style:name="P59" style:family="paragraph" style:parent-style-name="Table_20_Heading">
      <style:paragraph-properties fo:text-align="start" style:justify-single-word="false"/>
      <style:text-properties fo:font-size="10pt" officeooo:rsid="00133e31" officeooo:paragraph-rsid="0026563c" style:font-size-asian="10pt" style:font-size-complex="10pt"/>
    </style:style>
    <style:style style:name="P60" style:family="paragraph" style:parent-style-name="Table_20_Heading">
      <style:text-properties fo:font-size="10pt" officeooo:rsid="0016eab5" officeooo:paragraph-rsid="0016eab5" style:font-size-asian="10pt" style:font-size-complex="10pt"/>
    </style:style>
    <style:style style:name="P61" style:family="paragraph" style:parent-style-name="Table_20_Heading">
      <style:text-properties fo:font-size="10pt" officeooo:rsid="0016eab5" officeooo:paragraph-rsid="001c68e4" style:font-size-asian="10pt" style:font-size-complex="10pt"/>
    </style:style>
    <style:style style:name="P62" style:family="paragraph" style:parent-style-name="Table_20_Heading">
      <style:text-properties fo:font-size="10pt" officeooo:rsid="0016eab5" officeooo:paragraph-rsid="002182b4" style:font-size-asian="10pt" style:font-size-complex="10pt"/>
    </style:style>
    <style:style style:name="P63" style:family="paragraph" style:parent-style-name="Table_20_Heading">
      <style:text-properties fo:font-size="10pt" officeooo:rsid="0016eab5" officeooo:paragraph-rsid="00248528" style:font-size-asian="10pt" style:font-size-complex="10pt"/>
    </style:style>
    <style:style style:name="P64" style:family="paragraph" style:parent-style-name="Table_20_Heading">
      <style:text-properties fo:font-size="10pt" officeooo:rsid="00187924" officeooo:paragraph-rsid="00187924" style:font-size-asian="10pt" style:font-size-complex="10pt"/>
    </style:style>
    <style:style style:name="P65" style:family="paragraph" style:parent-style-name="Table_20_Heading">
      <style:text-properties fo:font-size="10pt" officeooo:rsid="00187924" officeooo:paragraph-rsid="0018dd0e" style:font-size-asian="10pt" style:font-size-complex="10pt"/>
    </style:style>
    <style:style style:name="P66" style:family="paragraph" style:parent-style-name="Table_20_Heading">
      <style:text-properties fo:font-size="10pt" officeooo:rsid="00187924" officeooo:paragraph-rsid="001c68e4" style:font-size-asian="10pt" style:font-size-complex="10pt"/>
    </style:style>
    <style:style style:name="P67" style:family="paragraph" style:parent-style-name="Table_20_Heading">
      <style:text-properties fo:font-size="10pt" officeooo:rsid="00187924" officeooo:paragraph-rsid="002182b4" style:font-size-asian="10pt" style:font-size-complex="10pt"/>
    </style:style>
    <style:style style:name="P68" style:family="paragraph" style:parent-style-name="Table_20_Heading">
      <style:text-properties fo:font-size="10pt" officeooo:rsid="00187924" officeooo:paragraph-rsid="002429ec" style:font-size-asian="10pt" style:font-size-complex="10pt"/>
    </style:style>
    <style:style style:name="P69" style:family="paragraph" style:parent-style-name="Table_20_Heading">
      <style:text-properties fo:font-size="10pt" officeooo:rsid="00187924" officeooo:paragraph-rsid="00248528" style:font-size-asian="10pt" style:font-size-complex="10pt"/>
    </style:style>
    <style:style style:name="P70" style:family="paragraph" style:parent-style-name="Table_20_Heading">
      <style:text-properties fo:font-size="10pt" officeooo:rsid="00231364" officeooo:paragraph-rsid="00231364" style:font-size-asian="10pt" style:font-size-complex="10pt"/>
    </style:style>
    <style:style style:name="P71" style:family="paragraph" style:parent-style-name="Table_20_Heading">
      <style:paragraph-properties fo:text-align="start" style:justify-single-word="false"/>
      <style:text-properties fo:font-size="10pt" officeooo:rsid="002b2d1f" officeooo:paragraph-rsid="002b2d1f" style:font-size-asian="10pt" style:font-size-complex="10pt"/>
    </style:style>
    <style:style style:name="P72" style:family="paragraph" style:parent-style-name="Table_20_Contents">
      <style:text-properties fo:color="#ff3300" fo:font-size="10pt" officeooo:rsid="0010e148" officeooo:paragraph-rsid="00133e31" style:font-size-asian="10pt" style:font-size-complex="10pt"/>
    </style:style>
    <style:style style:name="P73" style:family="paragraph" style:parent-style-name="Table_20_Contents">
      <style:text-properties fo:color="#ff3300" fo:font-size="10pt" officeooo:rsid="0010e148" officeooo:paragraph-rsid="0018dd0e" style:font-size-asian="10pt" style:font-size-complex="10pt"/>
    </style:style>
    <style:style style:name="P74" style:family="paragraph" style:parent-style-name="Table_20_Contents">
      <style:text-properties fo:color="#ff3300" fo:font-size="10pt" officeooo:rsid="0010e148" officeooo:paragraph-rsid="001c68e4" style:font-size-asian="10pt" style:font-size-complex="10pt"/>
    </style:style>
    <style:style style:name="P75" style:family="paragraph" style:parent-style-name="Table_20_Contents">
      <style:text-properties fo:color="#ff3300" fo:font-size="10pt" officeooo:rsid="0010e148" officeooo:paragraph-rsid="002182b4" style:font-size-asian="10pt" style:font-size-complex="10pt"/>
    </style:style>
    <style:style style:name="P76" style:family="paragraph" style:parent-style-name="Table_20_Contents">
      <style:text-properties fo:color="#ff3300" fo:font-size="10pt" officeooo:rsid="0010e148" officeooo:paragraph-rsid="0022ac16" style:font-size-asian="10pt" style:font-size-complex="10pt"/>
    </style:style>
    <style:style style:name="P77" style:family="paragraph" style:parent-style-name="Table_20_Contents">
      <style:text-properties fo:color="#ff3300" fo:font-size="10pt" officeooo:rsid="0010e148" officeooo:paragraph-rsid="002429ec" style:font-size-asian="10pt" style:font-size-complex="10pt"/>
    </style:style>
    <style:style style:name="P78" style:family="paragraph" style:parent-style-name="Table_20_Contents">
      <style:text-properties fo:color="#ff3300" fo:font-size="10pt" officeooo:rsid="0010e148" officeooo:paragraph-rsid="00231364" style:font-size-asian="10pt" style:font-size-complex="10pt"/>
    </style:style>
    <style:style style:name="P79" style:family="paragraph" style:parent-style-name="Table_20_Contents">
      <style:text-properties fo:color="#ff3300" fo:font-size="10pt" officeooo:rsid="0010e148" officeooo:paragraph-rsid="00248528" style:font-size-asian="10pt" style:font-size-complex="10pt"/>
    </style:style>
    <style:style style:name="P80" style:family="paragraph" style:parent-style-name="Table_20_Contents">
      <style:text-properties fo:color="#ff3300" fo:font-size="10pt" officeooo:rsid="0010e148" officeooo:paragraph-rsid="002b804e" style:font-size-asian="10pt" style:font-size-complex="10pt"/>
    </style:style>
    <style:style style:name="P81" style:family="paragraph" style:parent-style-name="Table_20_Contents">
      <style:text-properties fo:color="#ff3300" fo:font-size="10pt" officeooo:rsid="002b2d1f" officeooo:paragraph-rsid="002b2d1f" style:font-size-asian="10pt" style:font-size-complex="10pt"/>
    </style:style>
    <style:style style:name="P82" style:family="paragraph" style:parent-style-name="Table_20_Contents">
      <style:text-properties fo:font-size="10pt" officeooo:rsid="0022ac16" officeooo:paragraph-rsid="0022ac16" style:font-size-asian="10pt" style:font-size-complex="10pt"/>
    </style:style>
    <style:style style:name="P83" style:family="paragraph" style:parent-style-name="Table_20_Contents">
      <style:text-properties fo:font-size="10pt" officeooo:rsid="0022ac16" officeooo:paragraph-rsid="00231364" style:font-size-asian="10pt" style:font-size-complex="10pt"/>
    </style:style>
    <style:style style:name="P84" style:family="paragraph" style:parent-style-name="Table_20_Contents">
      <style:text-properties fo:font-size="10pt" officeooo:rsid="0010e148" officeooo:paragraph-rsid="00133e31" style:font-size-asian="10pt" style:font-size-complex="10pt"/>
    </style:style>
    <style:style style:name="P85" style:family="paragraph" style:parent-style-name="Table_20_Contents">
      <style:text-properties fo:font-size="10pt" officeooo:rsid="0010e148" officeooo:paragraph-rsid="00187924" style:font-size-asian="10pt" style:font-size-complex="10pt"/>
    </style:style>
    <style:style style:name="P86" style:family="paragraph" style:parent-style-name="Table_20_Contents">
      <style:text-properties fo:font-size="10pt" officeooo:rsid="0010e148" officeooo:paragraph-rsid="0018dd0e" style:font-size-asian="10pt" style:font-size-complex="10pt"/>
    </style:style>
    <style:style style:name="P87" style:family="paragraph" style:parent-style-name="Table_20_Contents">
      <style:text-properties fo:font-size="10pt" officeooo:rsid="0010e148" officeooo:paragraph-rsid="001c68e4" style:font-size-asian="10pt" style:font-size-complex="10pt"/>
    </style:style>
    <style:style style:name="P88" style:family="paragraph" style:parent-style-name="Table_20_Contents">
      <style:text-properties fo:font-size="10pt" officeooo:rsid="0010e148" officeooo:paragraph-rsid="002182b4" style:font-size-asian="10pt" style:font-size-complex="10pt"/>
    </style:style>
    <style:style style:name="P89" style:family="paragraph" style:parent-style-name="Table_20_Contents">
      <style:text-properties fo:font-size="10pt" officeooo:rsid="0010e148" officeooo:paragraph-rsid="00248528" style:font-size-asian="10pt" style:font-size-complex="10pt"/>
    </style:style>
    <style:style style:name="P90" style:family="paragraph" style:parent-style-name="Table_20_Contents">
      <style:text-properties fo:font-size="10pt" officeooo:rsid="0010e148" officeooo:paragraph-rsid="002b804e" style:font-size-asian="10pt" style:font-size-complex="10pt"/>
    </style:style>
    <style:style style:name="P91" style:family="paragraph" style:parent-style-name="Table_20_Contents">
      <style:text-properties fo:font-size="10pt" officeooo:rsid="00133e31" officeooo:paragraph-rsid="0015214c" style:font-size-asian="10pt" style:font-size-complex="10pt"/>
    </style:style>
    <style:style style:name="P92" style:family="paragraph" style:parent-style-name="Table_20_Contents">
      <style:text-properties fo:font-size="10pt" officeooo:rsid="00133e31" officeooo:paragraph-rsid="00133e31" style:font-size-asian="10pt" style:font-size-complex="10pt"/>
    </style:style>
    <style:style style:name="P93" style:family="paragraph" style:parent-style-name="Table_20_Contents">
      <style:text-properties fo:font-size="10pt" officeooo:rsid="00133e31" officeooo:paragraph-rsid="0015ed0c" style:font-size-asian="10pt" style:font-size-complex="10pt"/>
    </style:style>
    <style:style style:name="P94" style:family="paragraph" style:parent-style-name="Table_20_Contents">
      <style:text-properties fo:font-size="10pt" officeooo:rsid="00133e31" officeooo:paragraph-rsid="00248528" style:font-size-asian="10pt" style:font-size-complex="10pt"/>
    </style:style>
    <style:style style:name="P95" style:family="paragraph" style:parent-style-name="Table_20_Contents">
      <style:text-properties fo:font-size="10pt" officeooo:rsid="0015214c" officeooo:paragraph-rsid="0015214c" style:font-size-asian="10pt" style:font-size-complex="10pt"/>
    </style:style>
    <style:style style:name="P96" style:family="paragraph" style:parent-style-name="Table_20_Contents">
      <style:text-properties fo:font-size="10pt" officeooo:rsid="0015214c" officeooo:paragraph-rsid="001c68e4" style:font-size-asian="10pt" style:font-size-complex="10pt"/>
    </style:style>
    <style:style style:name="P97" style:family="paragraph" style:parent-style-name="Table_20_Contents">
      <style:text-properties fo:font-size="10pt" officeooo:rsid="0015214c" officeooo:paragraph-rsid="002182b4" style:font-size-asian="10pt" style:font-size-complex="10pt"/>
    </style:style>
    <style:style style:name="P98" style:family="paragraph" style:parent-style-name="Table_20_Contents">
      <style:text-properties fo:font-size="10pt" officeooo:rsid="0016eab5" officeooo:paragraph-rsid="0016eab5" style:font-size-asian="10pt" style:font-size-complex="10pt"/>
    </style:style>
    <style:style style:name="P99" style:family="paragraph" style:parent-style-name="Table_20_Contents">
      <style:text-properties fo:font-size="10pt" officeooo:rsid="0016eab5" officeooo:paragraph-rsid="00187924" style:font-size-asian="10pt" style:font-size-complex="10pt"/>
    </style:style>
    <style:style style:name="P100" style:family="paragraph" style:parent-style-name="Table_20_Contents">
      <style:text-properties fo:font-size="10pt" officeooo:rsid="00187924" officeooo:paragraph-rsid="00187924" style:font-size-asian="10pt" style:font-size-complex="10pt"/>
    </style:style>
    <style:style style:name="P101" style:family="paragraph" style:parent-style-name="Table_20_Contents">
      <style:text-properties fo:font-size="10pt" officeooo:rsid="00187924" officeooo:paragraph-rsid="0018dd0e" style:font-size-asian="10pt" style:font-size-complex="10pt"/>
    </style:style>
    <style:style style:name="P102" style:family="paragraph" style:parent-style-name="Table_20_Contents">
      <style:text-properties fo:font-size="10pt" officeooo:rsid="00187924" officeooo:paragraph-rsid="001c68e4" style:font-size-asian="10pt" style:font-size-complex="10pt"/>
    </style:style>
    <style:style style:name="P103" style:family="paragraph" style:parent-style-name="Table_20_Contents">
      <style:text-properties fo:font-size="10pt" officeooo:rsid="00187924" officeooo:paragraph-rsid="002182b4" style:font-size-asian="10pt" style:font-size-complex="10pt"/>
    </style:style>
    <style:style style:name="P104" style:family="paragraph" style:parent-style-name="Table_20_Contents">
      <style:text-properties fo:font-size="10pt" officeooo:rsid="00187924" officeooo:paragraph-rsid="002429ec" style:font-size-asian="10pt" style:font-size-complex="10pt"/>
    </style:style>
    <style:style style:name="P105" style:family="paragraph" style:parent-style-name="Table_20_Contents">
      <style:text-properties fo:font-size="10pt" officeooo:rsid="00187924" officeooo:paragraph-rsid="00248528" style:font-size-asian="10pt" style:font-size-complex="10pt"/>
    </style:style>
    <style:style style:name="P106" style:family="paragraph" style:parent-style-name="Table_20_Contents">
      <style:text-properties fo:font-size="10pt" officeooo:rsid="0020b5ab" officeooo:paragraph-rsid="0020b5ab" style:font-size-asian="10pt" style:font-size-complex="10pt"/>
    </style:style>
    <style:style style:name="P107" style:family="paragraph" style:parent-style-name="Table_20_Contents">
      <style:text-properties fo:font-size="10pt" officeooo:rsid="0018dd0e" officeooo:paragraph-rsid="0018dd0e" style:font-size-asian="10pt" style:font-size-complex="10pt"/>
    </style:style>
    <style:style style:name="P108" style:family="paragraph" style:parent-style-name="Table_20_Contents">
      <style:text-properties fo:font-size="10pt" officeooo:rsid="001c68e4" officeooo:paragraph-rsid="001c68e4" style:font-size-asian="10pt" style:font-size-complex="10pt"/>
    </style:style>
    <style:style style:name="P109" style:family="paragraph" style:parent-style-name="Table_20_Contents">
      <style:text-properties fo:font-size="10pt" officeooo:rsid="001c68e4" officeooo:paragraph-rsid="002182b4" style:font-size-asian="10pt" style:font-size-complex="10pt"/>
    </style:style>
    <style:style style:name="P110" style:family="paragraph" style:parent-style-name="Table_20_Contents">
      <style:text-properties fo:font-size="10pt" officeooo:rsid="001c68e4" officeooo:paragraph-rsid="0021a1e9" style:font-size-asian="10pt" style:font-size-complex="10pt"/>
    </style:style>
    <style:style style:name="P111" style:family="paragraph" style:parent-style-name="Table_20_Contents">
      <style:text-properties fo:font-size="10pt" officeooo:rsid="001df5df" officeooo:paragraph-rsid="001df5df" style:font-size-asian="10pt" style:font-size-complex="10pt"/>
    </style:style>
    <style:style style:name="P112" style:family="paragraph" style:parent-style-name="Table_20_Contents">
      <style:text-properties fo:font-size="10pt" officeooo:rsid="001f60b7" officeooo:paragraph-rsid="001f60b7" style:font-size-asian="10pt" style:font-size-complex="10pt"/>
    </style:style>
    <style:style style:name="P113" style:family="paragraph" style:parent-style-name="Table_20_Contents">
      <style:text-properties fo:font-size="10pt" officeooo:rsid="0021a1e9" officeooo:paragraph-rsid="0021a1e9" style:font-size-asian="10pt" style:font-size-complex="10pt"/>
    </style:style>
    <style:style style:name="P114" style:family="paragraph" style:parent-style-name="Table_20_Contents">
      <style:text-properties fo:font-size="10pt" officeooo:rsid="0021b2d8" officeooo:paragraph-rsid="0021b2d8" style:font-size-asian="10pt" style:font-size-complex="10pt"/>
    </style:style>
    <style:style style:name="P115" style:family="paragraph" style:parent-style-name="Table_20_Contents">
      <style:text-properties fo:font-size="10pt" officeooo:rsid="00248528" officeooo:paragraph-rsid="00248528" style:font-size-asian="10pt" style:font-size-complex="10pt"/>
    </style:style>
    <style:style style:name="P116" style:family="paragraph" style:parent-style-name="Table_20_Contents">
      <style:text-properties fo:font-size="10pt" officeooo:rsid="002546e3" officeooo:paragraph-rsid="00248528" style:font-size-asian="10pt" style:font-size-complex="10pt"/>
    </style:style>
    <style:style style:name="P117" style:family="paragraph" style:parent-style-name="Table_20_Contents">
      <style:text-properties fo:font-size="10pt" officeooo:rsid="002546e3" officeooo:paragraph-rsid="002546e3" style:font-size-asian="10pt" style:font-size-complex="10pt"/>
    </style:style>
    <style:style style:name="P118" style:family="paragraph" style:parent-style-name="Table_20_Contents">
      <style:text-properties fo:font-size="10pt" officeooo:rsid="002546e3" officeooo:paragraph-rsid="0026563c" style:font-size-asian="10pt" style:font-size-complex="10pt"/>
    </style:style>
    <style:style style:name="P119" style:family="paragraph" style:parent-style-name="Table_20_Contents">
      <style:text-properties fo:font-size="10pt" officeooo:rsid="00294589" officeooo:paragraph-rsid="002b804e" style:font-size-asian="10pt" style:font-size-complex="10pt"/>
    </style:style>
    <style:style style:name="P120" style:family="paragraph" style:parent-style-name="Table_20_Contents">
      <style:text-properties fo:font-size="10pt" officeooo:rsid="002b2d1f" officeooo:paragraph-rsid="002b2d1f" style:font-size-asian="10pt" style:font-size-complex="10pt"/>
    </style:style>
    <style:style style:name="P121" style:family="paragraph" style:parent-style-name="Table_20_Contents">
      <style:text-properties fo:font-size="10pt" fo:font-weight="bold" officeooo:rsid="0010e148" officeooo:paragraph-rsid="001203c4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fo:font-size="10pt" fo:font-weight="bold" officeooo:rsid="0010e148" officeooo:paragraph-rsid="00133e31" style:font-size-asian="10pt" style:font-weight-asian="bold" style:font-size-complex="10pt" style:font-weight-complex="bold"/>
    </style:style>
    <style:style style:name="P123" style:family="paragraph" style:parent-style-name="Table_20_Contents">
      <style:text-properties fo:font-size="10pt" fo:font-weight="bold" officeooo:rsid="0010e148" officeooo:paragraph-rsid="00187924" style:font-size-asian="10pt" style:font-weight-asian="bold" style:font-size-complex="10pt" style:font-weight-complex="bold"/>
    </style:style>
    <style:style style:name="P124" style:family="paragraph" style:parent-style-name="Table_20_Contents">
      <style:text-properties fo:font-size="10pt" fo:font-weight="bold" officeooo:rsid="0010e148" officeooo:paragraph-rsid="0018dd0e" style:font-size-asian="10pt" style:font-weight-asian="bold" style:font-size-complex="10pt" style:font-weight-complex="bold"/>
    </style:style>
    <style:style style:name="P125" style:family="paragraph" style:parent-style-name="Table_20_Contents">
      <style:text-properties fo:font-size="10pt" fo:font-weight="bold" officeooo:rsid="0010e148" officeooo:paragraph-rsid="001c68e4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fo:font-size="10pt" fo:font-weight="bold" officeooo:rsid="0010e148" officeooo:paragraph-rsid="002182b4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fo:font-size="10pt" fo:font-weight="bold" officeooo:rsid="0010e148" officeooo:paragraph-rsid="0022ac16" style:font-size-asian="10pt" style:font-weight-asian="bold" style:font-size-complex="10pt" style:font-weight-complex="bold"/>
    </style:style>
    <style:style style:name="P128" style:family="paragraph" style:parent-style-name="Table_20_Contents">
      <style:text-properties fo:font-size="10pt" fo:font-weight="bold" officeooo:rsid="0010e148" officeooo:paragraph-rsid="002429ec" style:font-size-asian="10pt" style:font-weight-asian="bold" style:font-size-complex="10pt" style:font-weight-complex="bold"/>
    </style:style>
    <style:style style:name="P129" style:family="paragraph" style:parent-style-name="Table_20_Contents">
      <style:text-properties fo:font-size="10pt" fo:font-weight="bold" officeooo:rsid="0010e148" officeooo:paragraph-rsid="00231364" style:font-size-asian="10pt" style:font-weight-asian="bold" style:font-size-complex="10pt" style:font-weight-complex="bold"/>
    </style:style>
    <style:style style:name="P130" style:family="paragraph" style:parent-style-name="Table_20_Contents">
      <style:text-properties fo:font-size="10pt" fo:font-weight="bold" officeooo:rsid="0010e148" officeooo:paragraph-rsid="00248528" style:font-size-asian="10pt" style:font-weight-asian="bold" style:font-size-complex="10pt" style:font-weight-complex="bold"/>
    </style:style>
    <style:style style:name="P131" style:family="paragraph" style:parent-style-name="Table_20_Contents">
      <style:text-properties fo:font-size="10pt" fo:font-weight="bold" officeooo:rsid="0010e148" officeooo:paragraph-rsid="002b2d1f" style:font-size-asian="10pt" style:font-weight-asian="bold" style:font-size-complex="10pt" style:font-weight-complex="bold"/>
    </style:style>
    <style:style style:name="P132" style:family="paragraph" style:parent-style-name="Table_20_Contents">
      <style:text-properties fo:font-size="10pt" fo:font-weight="bold" officeooo:rsid="0010e148" officeooo:paragraph-rsid="002b804e" style:font-size-asian="10pt" style:font-weight-asian="bold" style:font-size-complex="10pt" style:font-weight-complex="bold"/>
    </style:style>
    <style:style style:name="P133" style:family="paragraph" style:parent-style-name="Table_20_Contents">
      <style:text-properties fo:font-size="10pt" fo:font-weight="bold" officeooo:rsid="0016eab5" officeooo:paragraph-rsid="0016eab5" style:font-size-asian="10pt" style:font-weight-asian="bold" style:font-size-complex="10pt" style:font-weight-complex="bold"/>
    </style:style>
    <style:style style:name="P134" style:family="paragraph" style:parent-style-name="Table_20_Contents">
      <style:text-properties fo:font-size="10pt" fo:font-weight="bold" officeooo:rsid="0016eab5" officeooo:paragraph-rsid="00187924" style:font-size-asian="10pt" style:font-weight-asian="bold" style:font-size-complex="10pt" style:font-weight-complex="bold"/>
    </style:style>
    <style:style style:name="P135" style:family="paragraph" style:parent-style-name="Table_20_Contents">
      <style:text-properties fo:font-size="10pt" fo:font-weight="bold" officeooo:rsid="0016eab5" officeooo:paragraph-rsid="0018dd0e" style:font-size-asian="10pt" style:font-weight-asian="bold" style:font-size-complex="10pt" style:font-weight-complex="bold"/>
    </style:style>
    <style:style style:name="P136" style:family="paragraph" style:parent-style-name="Table_20_Contents">
      <style:text-properties fo:font-size="10pt" fo:font-weight="bold" officeooo:rsid="0016eab5" officeooo:paragraph-rsid="001c68e4" style:font-size-asian="10pt" style:font-weight-asian="bold" style:font-size-complex="10pt" style:font-weight-complex="bold"/>
    </style:style>
    <style:style style:name="P137" style:family="paragraph" style:parent-style-name="Table_20_Contents">
      <style:text-properties fo:font-size="10pt" fo:font-weight="bold" officeooo:rsid="0016eab5" officeooo:paragraph-rsid="002182b4" style:font-size-asian="10pt" style:font-weight-asian="bold" style:font-size-complex="10pt" style:font-weight-complex="bold"/>
    </style:style>
    <style:style style:name="P138" style:family="paragraph" style:parent-style-name="Table_20_Contents">
      <style:text-properties fo:font-size="10pt" fo:font-weight="bold" officeooo:rsid="0016eab5" officeooo:paragraph-rsid="00248528" style:font-size-asian="10pt" style:font-weight-asian="bold" style:font-size-complex="10pt" style:font-weight-complex="bold"/>
    </style:style>
    <style:style style:name="P139" style:family="paragraph" style:parent-style-name="Table_20_Contents">
      <style:text-properties fo:font-size="10pt" fo:font-weight="normal" officeooo:rsid="0016eab5" officeooo:paragraph-rsid="0016eab5" style:font-size-asian="10pt" style:font-weight-asian="normal" style:font-size-complex="10pt" style:font-weight-complex="normal"/>
    </style:style>
    <style:style style:name="P140" style:family="paragraph" style:parent-style-name="Table_20_Contents">
      <style:text-properties fo:font-size="10pt" fo:font-weight="normal" officeooo:rsid="0016eab5" officeooo:paragraph-rsid="00187924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font-size="10pt" fo:font-weight="normal" officeooo:rsid="0018dd0e" officeooo:paragraph-rsid="0018dd0e" style:font-size-asian="10pt" style:font-weight-asian="normal" style:font-size-complex="10pt" style:font-weight-complex="normal"/>
    </style:style>
    <style:style style:name="P142" style:family="paragraph" style:parent-style-name="Table_20_Contents">
      <style:text-properties fo:font-size="10pt" fo:font-weight="normal" officeooo:rsid="001df5df" officeooo:paragraph-rsid="001df5df" style:font-size-asian="10pt" style:font-weight-asian="normal" style:font-size-complex="10pt" style:font-weight-complex="normal"/>
    </style:style>
    <style:style style:name="P143" style:family="paragraph" style:parent-style-name="Table_20_Contents">
      <style:text-properties fo:font-size="10pt" fo:font-weight="normal" officeooo:rsid="001f60b7" officeooo:paragraph-rsid="001f60b7" style:font-size-asian="10pt" style:font-weight-asian="normal" style:font-size-complex="10pt" style:font-weight-complex="normal"/>
    </style:style>
    <style:style style:name="P144" style:family="paragraph" style:parent-style-name="Table_20_Contents">
      <style:text-properties fo:font-size="10pt" fo:font-weight="normal" officeooo:rsid="0021a1e9" officeooo:paragraph-rsid="0021a1e9" style:font-size-asian="10pt" style:font-weight-asian="normal" style:font-size-complex="10pt" style:font-weight-complex="normal"/>
    </style:style>
    <style:style style:name="P145" style:family="paragraph" style:parent-style-name="Table_20_Contents">
      <style:text-properties fo:font-size="10pt" fo:font-weight="normal" officeooo:rsid="0021b2d8" officeooo:paragraph-rsid="0021b2d8" style:font-size-asian="10pt" style:font-weight-asian="normal" style:font-size-complex="10pt" style:font-weight-complex="normal"/>
    </style:style>
    <style:style style:name="P146" style:family="paragraph" style:parent-style-name="Table_20_Contents">
      <style:text-properties fo:font-size="10pt" fo:font-weight="normal" officeooo:rsid="00248528" officeooo:paragraph-rsid="00248528" style:font-size-asian="10pt" style:font-weight-asian="normal" style:font-size-complex="10pt" style:font-weight-complex="normal"/>
    </style:style>
    <style:style style:name="P147" style:family="paragraph" style:parent-style-name="Table_20_Contents">
      <style:text-properties fo:font-size="10pt" fo:font-weight="normal" officeooo:rsid="00248528" officeooo:paragraph-rsid="0026563c" style:font-size-asian="10pt" style:font-weight-asian="normal" style:font-size-complex="10pt" style:font-weight-complex="normal"/>
    </style:style>
    <style:style style:name="P148" style:family="paragraph" style:parent-style-name="Table_20_Contents">
      <style:text-properties fo:color="#000000" fo:font-size="10pt" officeooo:rsid="00231364" officeooo:paragraph-rsid="00231364" style:font-size-asian="10pt" style:font-size-complex="10pt"/>
    </style:style>
    <style:style style:name="P149" style:family="paragraph" style:parent-style-name="Table_20_Contents">
      <style:text-properties fo:color="#000000" fo:font-size="10pt" fo:font-weight="bold" officeooo:rsid="00231364" officeooo:paragraph-rsid="00231364" style:font-size-asian="10pt" style:font-weight-asian="bold" style:font-size-complex="10pt" style:font-weight-complex="bold"/>
    </style:style>
    <style:style style:name="P150" style:family="paragraph" style:parent-style-name="Table_20_Contents">
      <style:text-properties fo:font-size="11pt" officeooo:rsid="002b2d1f" officeooo:paragraph-rsid="002b804e" style:font-size-asian="11pt" style:font-size-complex="11pt"/>
    </style:style>
    <style:style style:name="P151" style:family="paragraph" style:parent-style-name="Table_20_Contents">
      <style:text-properties fo:font-size="14pt" fo:font-weight="normal" officeooo:rsid="002b2d1f" officeooo:paragraph-rsid="002b804e" style:font-size-asian="14pt" style:font-weight-asian="normal" style:font-size-complex="14pt" style:font-weight-complex="normal"/>
    </style:style>
    <style:style style:name="P152" style:family="paragraph" style:parent-style-name="Preformatted_20_Text">
      <style:text-properties fo:font-size="10pt" fo:font-weight="normal" officeooo:rsid="0016eab5" officeooo:paragraph-rsid="0036eedb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font-size="10pt" fo:font-weight="normal" officeooo:rsid="0021b2d8" officeooo:paragraph-rsid="0036eedb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officeooo:paragraph-rsid="0036eedb"/>
    </style:style>
    <style:style style:name="P155" style:family="paragraph" style:parent-style-name="Standard" style:list-style-name=""/>
    <style:style style:name="P156" style:family="paragraph" style:parent-style-name="Standard" style:list-style-name="L1"/>
    <style:style style:name="P157" style:family="paragraph" style:parent-style-name="Table_20_Contents">
      <style:text-properties fo:color="#ff3300" fo:font-size="10pt" officeooo:rsid="0010e148" officeooo:paragraph-rsid="0018dd0e" style:font-size-asian="10pt" style:font-size-complex="10pt"/>
    </style:style>
    <style:style style:name="P158" style:family="paragraph" style:parent-style-name="Table_20_Contents">
      <style:text-properties fo:color="#ff3300" fo:font-size="10pt" officeooo:rsid="0010e148" officeooo:paragraph-rsid="0022ac16" style:font-size-asian="10pt" style:font-size-complex="10pt"/>
    </style:style>
    <style:style style:name="P159" style:family="paragraph" style:parent-style-name="Table_20_Contents">
      <style:text-properties fo:color="#ff3300" fo:font-size="10pt" officeooo:rsid="0010e148" officeooo:paragraph-rsid="003a00d8" style:font-size-asian="10pt" style:font-size-complex="10pt"/>
    </style:style>
    <style:style style:name="P160" style:family="paragraph" style:parent-style-name="Table_20_Contents">
      <style:text-properties fo:color="#ff3300" fo:font-size="10pt" officeooo:rsid="003a00d8" officeooo:paragraph-rsid="003a00d8" style:font-size-asian="10pt" style:font-size-complex="10pt"/>
    </style:style>
    <style:style style:name="P161" style:family="paragraph" style:parent-style-name="Table_20_Contents">
      <style:text-properties fo:color="#000000" fo:font-size="10pt" officeooo:rsid="0020b5ab" officeooo:paragraph-rsid="003a00d8" style:font-size-asian="10pt" style:font-size-complex="10pt"/>
    </style:style>
    <style:style style:name="P162" style:family="paragraph" style:parent-style-name="Table_20_Contents">
      <style:text-properties officeooo:paragraph-rsid="003a00d8"/>
    </style:style>
    <style:style style:name="P163" style:family="paragraph" style:parent-style-name="Table_20_Contents">
      <style:text-properties officeooo:rsid="003a00d8" officeooo:paragraph-rsid="003a00d8"/>
    </style:style>
    <style:style style:name="T1" style:family="text">
      <style:text-properties officeooo:rsid="0015214c"/>
    </style:style>
    <style:style style:name="T2" style:family="text">
      <style:text-properties officeooo:rsid="00187924"/>
    </style:style>
    <style:style style:name="T3" style:family="text">
      <style:text-properties officeooo:rsid="0018dd0e"/>
    </style:style>
    <style:style style:name="T4" style:family="text">
      <style:text-properties officeooo:rsid="001a9147"/>
    </style:style>
    <style:style style:name="T5" style:family="text">
      <style:text-properties officeooo:rsid="001c68e4"/>
    </style:style>
    <style:style style:name="T6" style:family="text">
      <style:text-properties officeooo:rsid="002182b4"/>
    </style:style>
    <style:style style:name="T7" style:family="text">
      <style:text-properties officeooo:rsid="0022ac16"/>
    </style:style>
    <style:style style:name="T8" style:family="text">
      <style:text-properties officeooo:rsid="002429ec"/>
    </style:style>
    <style:style style:name="T9" style:family="text">
      <style:text-properties officeooo:rsid="00248528"/>
    </style:style>
    <style:style style:name="T10" style:family="text">
      <style:text-properties officeooo:rsid="0026563c"/>
    </style:style>
    <style:style style:name="T11" style:family="text">
      <style:text-properties officeooo:rsid="0027d71e"/>
    </style:style>
    <style:style style:name="T12" style:family="text">
      <style:text-properties officeooo:rsid="002b2d1f"/>
    </style:style>
    <style:style style:name="T13" style:family="text">
      <style:text-properties officeooo:rsid="002b804e"/>
    </style:style>
    <style:style style:name="T14" style:family="text">
      <style:text-properties officeooo:rsid="002da15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8dd0e" style:font-size-asian="12pt" style:font-size-complex="12pt"/>
    </style:style>
    <style:style style:name="T18" style:family="text">
      <style:text-properties fo:font-size="12pt" officeooo:rsid="001c68e4" style:font-size-asian="12pt" style:font-size-complex="12pt"/>
    </style:style>
    <style:style style:name="T19" style:family="text">
      <style:text-properties fo:font-size="12pt" officeooo:rsid="002182b4" style:font-size-asian="12pt" style:font-size-complex="12pt"/>
    </style:style>
    <style:style style:name="T20" style:family="text">
      <style:text-properties fo:font-size="12pt" officeooo:rsid="00248528" style:font-size-asian="12pt" style:font-size-complex="12pt"/>
    </style:style>
    <style:style style:name="T21" style:family="text">
      <style:text-properties officeooo:rsid="00314496"/>
    </style:style>
    <style:style style:name="T22" style:family="text">
      <style:text-properties fo:font-size="15pt" officeooo:rsid="002b804e" style:font-size-asian="13.1000003814697pt" style:font-size-complex="15pt"/>
    </style:style>
    <style:style style:name="T23" style:family="text">
      <style:text-properties fo:font-size="15pt" officeooo:rsid="00314496" style:font-size-asian="13.1000003814697pt" style:font-size-complex="15pt"/>
    </style:style>
    <style:style style:name="T24" style:family="text">
      <style:text-properties officeooo:rsid="003696a1"/>
    </style:style>
    <style:style style:name="T25" style:family="text">
      <style:text-properties fo:color="#000000"/>
    </style:style>
    <style:style style:name="T26" style:family="text">
      <style:text-properties fo:color="#000000" fo:font-size="10pt" style:font-size-asian="10pt" style:font-size-complex="10pt"/>
    </style:style>
    <style:style style:name="T27" style:family="text">
      <style:text-properties fo:color="#000000" fo:font-size="10pt" officeooo:rsid="00231364" style:font-size-asian="10pt" style:font-size-complex="10pt"/>
    </style:style>
    <style:style style:name="T28" style:family="text">
      <style:text-properties fo:color="#000000" fo:font-size="10pt" officeooo:rsid="0020b5ab" style:font-size-asian="10pt" style:font-size-complex="10pt"/>
    </style:style>
    <style:style style:name="T29" style:family="text">
      <style:text-properties fo:color="#000000" officeooo:rsid="0020b5ab"/>
    </style:style>
    <style:style style:name="T30" style:family="text">
      <style:text-properties fo:color="#000000" officeooo:rsid="003a00d8"/>
    </style:style>
    <style:style style:name="T31" style:family="text">
      <style:text-properties fo:color="#629755" style:font-name="Source Code Pro" fo:font-style="italic" fo:background-color="#232525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ocumentation API</text:p>
      <text:p text:style-name="P30">Basic informations:</text:p>
      <text:p text:style-name="P29">Stable endpoint api: <text:a xlink:type="simple" xlink:href="https://api-orders.herokuapp.com/">https://api-order</text:a><text:a xlink:type="simple" xlink:href="https://api-orders.herokuapp.com/"><text:span text:style-name="T21">s</text:span></text:a><text:a xlink:type="simple" xlink:href="https://api-orders.herokuapp.com/">.herokuapp.com</text:a></text:p>
      <text:p text:style-name="P29">Login data <text:span text:style-name="T14">(OAuth2)</text:span>: </text:p>
      <text:p text:style-name="P27">username: <text:span text:style-name="T13">test</text:span>, </text:p>
      <text:p text:style-name="P151">password: <text:span text:style-name="T13">test</text:span>, </text:p>
      <text:p text:style-name="P151">grant_type: password, </text:p>
      <text:p text:style-name="P151">client_id: 1_6035k9f52fc4gwskckowc8s0ws8swcco4ck0sk84owg4kg8kcg, </text:p>
      <text:p text:style-name="P151">client_secret: 2vtd632tcku88cgssgwkk0o8o0gcs0o4ook8g0wc8gskgc8k8g </text:p>
      <text:p text:style-name="P150"/>
      <text:p text:style-name="P29">Administartion panel: <text:a xlink:type="simple" xlink:href="https://api-orders.herokuapp.com/admin">https://api-order</text:a><text:a xlink:type="simple" xlink:href="https://api-orders.herokuapp.com/admin"><text:span text:style-name="T21">s</text:span></text:a><text:a xlink:type="simple" xlink:href="https://api-orders.herokuapp.com/admin">.herokuapp.com/admin</text:a></text:p>
      <text:p text:style-name="P29">Login data: admin/admin</text:p>
      <text:p text:style-name="P30">Electronic endpoints documentation: </text:p>
      <text:p text:style-name="P37"><text:span text:style-name="T22">ALL: </text:span><text:a xlink:type="simple" xlink:href="https://api-orders.herokuapp.com/doc/api/"><text:span text:style-name="T22">https://api-order</text:span></text:a><text:a xlink:type="simple" xlink:href="https://api-orders.herokuapp.com/doc/api/"><text:span text:style-name="T23">s</text:span></text:a><text:a xlink:type="simple" xlink:href="https://api-orders.herokuapp.com/doc/api"><text:span text:style-name="T22">.herokuapp.com/doc/api</text:span></text:a></text:p>
      <text:p text:style-name="P29">INTERNAL API: <text:s text:c="2"/><text:a xlink:type="simple" xlink:href="https://api-orders.herokuapp.com/doc/api/internal">https://api-order</text:a><text:a xlink:type="simple" xlink:href="https://api-orders.herokuapp.com/doc/api/internal"><text:span text:style-name="T21">s</text:span></text:a><text:a xlink:type="simple" xlink:href="https://api-orders.herokuapp.com/doc/api/internal">.herokuapp.com/doc/api/internal</text:a></text:p>
      <text:p text:style-name="P29">EXTERNAL API: <text:a xlink:type="simple" xlink:href="https://api-orders.herokuapp.com/doc/api/external">https://api-order</text:a><text:a xlink:type="simple" xlink:href="https://api-orders.herokuapp.com/doc/api/external"><text:span text:style-name="T21">s</text:span></text:a><text:a xlink:type="simple" xlink:href="https://api-orders.herokuapp.com/doc/api/external">.herokuapp.com/doc/api/external</text:a></text:p>
      <text:p text:style-name="P33"/>
      <text:p text:style-name="P34">ACCESS TO DATABASE:</text:p>
      <text:p text:style-name="P32"><text:span text:style-name="T15">HOST</text:span>: ec2-54-228-246-206.eu-west-1.compute.amazonaws.com</text:p>
      <text:p text:style-name="P32"><text:span text:style-name="T15">DATABASE</text:span>: dfcgsv0re6r4ql</text:p>
      <text:p text:style-name="P32"><text:span text:style-name="T15">USER</text:span>: knyhrnightblbb</text:p>
      <text:p text:style-name="P32"><text:span text:style-name="T15">PORT</text:span>: 5432</text:p>
      <text:p text:style-name="P32"><text:span text:style-name="T15">PASSWORD</text:span>: 8JDvAtVBAXqAv-jEvUEgY9Wh_r</text:p>
      <text:p text:style-name="P32"><text:span text:style-name="T15">URL</text:span>: postgres://knyhrnightblbb:8JDvAtVBAXqAv-jEvUEgY9Wh_r@ec2-54-228-246-206.eu-west-1.compute.amazonaws.com:5432/dfcgsv0re6r4ql</text:p>
      <text:h text:style-name="P155" text:outline-level="1">Contributing</text:h>
      <text:list xml:id="list8743941960423154012" text:style-name="L1">
        <text:list-item>
          <text:p text:style-name="P156">Create feature branch based on <text:span text:style-name="Source_20_Text">master</text:span></text:p>
        </text:list-item>
        <text:list-item>
          <text:p text:style-name="P156">Push changes to feature branch e.g. <text:span text:style-name="Source_20_Text">feature/</text:span><text:span text:style-name="Source_20_Text"><text:span text:style-name="T14">somethingNew</text:span></text:span></text:p>
        </text:list-item>
        <text:list-item>
          <text:p text:style-name="P156">Create Pull Request and wait for a feedback</text:p>
        </text:list-item>
        <text:list-item>
          <text:p text:style-name="P156">Be patient.</text:p>
        </text:list-item>
      </text:list>
      <text:p text:style-name="P35">Get <text:span text:style-name="T12">access token</text:span>:</text:p>
      <table:table table:name="Tabela31" table:style-name="Tabela31">
        <table:table-column table:style-name="Tabela31.A"/>
        <table:table-column table:style-name="Tabela31.B"/>
        <table:table-header-rows>
          <text:soft-page-break/>
          <table:table-row>
            <table:table-cell table:style-name="Tabela31.A1" office:value-type="string">
              <text:p text:style-name="P46">GET</text:p>
            </table:table-cell>
            <table:table-cell table:style-name="Tabela31.B1" office:value-type="string">
              <text:p text:style-name="P71">/oauth/v2/token</text:p>
            </table:table-cell>
          </table:table-row>
        </table:table-header-rows>
        <table:table-row>
          <table:table-cell table:style-name="Tabela31.A2" table:number-columns-spanned="2" office:value-type="string">
            <text:p text:style-name="P131"><text:span text:style-name="T12">Body</text:span>:</text:p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20">{ </text:p>
            <text:p text:style-name="P120"><text:s text:c="2"/>"username": "admin", </text:p>
            <text:p text:style-name="P120"><text:s text:c="2"/>"password": "admin", </text:p>
            <text:p text:style-name="P120"><text:s text:c="2"/>"grant_type": "password", </text:p>
            <text:p text:style-name="P120"><text:s text:c="2"/>"client_id": "1_6035k9f52fc4gwskckowc8s0ws8swcco4ck0sk84owg4kg8kcg", </text:p>
            <text:p text:style-name="P120"><text:s text:c="2"/>"client_secret": "2vtd632tcku88cgssgwkk0o8o0gcs0o4ook8g0wc8gskgc8k8g" </text:p>
            <text:p text:style-name="P81">}</text:p>
            <text:p text:style-name="P81"/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31">Response:</text:p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20">{</text:p>
            <text:p text:style-name="P120"><text:s text:c="2"/>"access_token": "MTdkNmQxZDU2ZTk2N2FZjcxYzMzMzgxMDZmYTkwYWY3MDZjMg",</text:p>
            <text:p text:style-name="P120"><text:s text:c="2"/>"expires_in": 3600,</text:p>
            <text:p text:style-name="P120"><text:s text:c="2"/>"token_type": "bearer",</text:p>
            <text:p text:style-name="P120"><text:s text:c="2"/>"scope": null,</text:p>
            <text:p text:style-name="P120"><text:s text:c="2"/>"refresh_token": "NzNkNzg1MGRkMzM3MmRiMjI3NmQ3YmQ5OkyZTgyODYyYTA5MDVmZg"</text:p>
            <text:p text:style-name="P120">}</text:p>
          </table:table-cell>
          <table:covered-table-cell/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35">Get <text:span text:style-name="T12">refresh token</text:span>:</text:p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46">GET</text:p>
            </table:table-cell>
            <table:table-cell table:style-name="Tabela32.B1" office:value-type="string">
              <text:p text:style-name="P71">/oauth/v2/token</text:p>
            </table:table-cell>
          </table:table-row>
        </table:table-header-rows>
        <table:table-row>
          <table:table-cell table:style-name="Tabela32.A2" table:number-columns-spanned="2" office:value-type="string">
            <text:p text:style-name="P131"><text:span text:style-name="T12">Body</text:span>:</text:p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20">{ </text:p>
            <text:p text:style-name="P120"><text:s text:c="2"/>"client_id": "1_6035k9f52fc4gwskckowc8s0ws8swcco4ck0sk84owg4kg8kcg", </text:p>
            <text:p text:style-name="P120"><text:s text:c="2"/>"client_secret": "2vtd632tcku88cgssgwkk0o8o0gcs0o4ook8g0wc8gskgc8k8g", </text:p>
            <text:p text:style-name="P120"><text:s text:c="2"/>"grant_type": "refresh_token", </text:p>
            <text:p text:style-name="P120"><text:s text:c="2"/>"refresh_token": "1WJkOGQzODliYTM2ZhNGE5YmZmMWVlYTg4MTllMmMxMzg3NzA4NGU5Nw" </text:p>
            <text:p text:style-name="P81">}</text:p>
            <text:p text:style-name="P81"/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31">Response:</text:p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20">{</text:p>
            <text:p text:style-name="P120"><text:s text:c="2"/>"access_token": "MTdkNmQxZDU2ZTk2N2FZjcxYzMzMzgxMDZmYTkwYWY3MDZjMg",</text:p>
            <text:p text:style-name="P120"><text:s text:c="2"/>"expires_in": 3600,</text:p>
            <text:p text:style-name="P120"><text:s text:c="2"/>"token_type": "bearer",</text:p>
            <text:p text:style-name="P120"><text:s text:c="2"/>"scope": null,</text:p>
            <text:p text:style-name="P120"><text:s text:c="2"/>"refresh_token": "NzNkNzg1MGRkMzM3MmRiMjI3NmQ3YmQ5OkyZTgyODYyYTA5MDVmZg"</text:p>
            <text:p text:style-name="P120">}</text:p>
          </table:table-cell>
          <table:covered-table-cell/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text:soft-page-break/>Get application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7">GET</text:p>
            </table:table-cell>
            <table:table-cell table:style-name="Tabela1.B1" office:value-type="string">
              <text:p text:style-name="P38">/api/application</text:p>
            </table:table-cell>
          </table:table-row>
        </table:table-header-rows>
        <table:table-row>
          <table:table-cell table:style-name="Tabela1.A2" table:number-columns-spanned="2" office:value-type="string">
            <text:p text:style-name="P132">Params: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80">access_token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32">Response: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90">{</text:p>
            <text:p text:style-name="P90"><text:s text:c="2"/>"id": 1,</text:p>
            <text:p text:style-name="P90"><text:s text:c="2"/>"name": "impedit",</text:p>
            <text:p text:style-name="P90"><text:s text:c="2"/>"description": "Cum atque quis aut quae est voluptatibus expedita quo qui maiores.",</text:p>
            <text:p text:style-name="P90"><text:s text:c="2"/>"homepage": "https://www.mazur.info/et-voluptas-odit-esse-similique-enim-officiis",</text:p>
            <text:p text:style-name="P90"><text:s text:c="2"/>"demo": false,</text:p>
            <text:p text:style-name="P90"><text:s text:c="2"/>"create_date": "1991-07-17T18:17:50+0200"</text:p>
            <text:p text:style-name="P90">}</text:p>
          </table:table-cell>
          <table:covered-table-cell/>
        </table:table-row>
      </table:table>
      <text:p text:style-name="P26"/>
      <text:p text:style-name="P26"/>
      <text:p text:style-name="P26"/>
      <text:p text:style-name="P36">Get <text:span text:style-name="T11">me</text:span>:</text:p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47">GET</text:p>
            </table:table-cell>
            <table:table-cell table:style-name="Tabela30.B1" office:value-type="string">
              <text:p text:style-name="P38">/api/<text:span text:style-name="T11">me</text:span></text:p>
            </table:table-cell>
          </table:table-row>
        </table:table-header-rows>
        <table:table-row>
          <table:table-cell table:style-name="Tabela30.A2" table:number-columns-spanned="2" office:value-type="string">
            <text:p text:style-name="P132">Params: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80">access_token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132">Response: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119">{</text:p>
            <text:p text:style-name="P119"><text:s text:c="2"/>"id": 1,</text:p>
            <text:p text:style-name="P119"><text:s text:c="2"/>"username": "admin",</text:p>
            <text:p text:style-name="P119"><text:s text:c="2"/>"email": "contact@clearcode.eu"</text:p>
            <text:p text:style-name="P119">}</text:p>
          </table:table-cell>
          <table:covered-table-cell/>
        </table:table-row>
      </table:table>
      <text:p text:style-name="P9"/>
      <text:p text:style-name="P28">Promocode:</text:p>
      <text:p text:style-name="P10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9">GET</text:p>
            </table:table-cell>
            <table:table-cell table:style-name="Tabela2.B1" office:value-type="string">
              <text:p text:style-name="P48">api/promocodes</text:p>
            </table:table-cell>
          </table:table-row>
        </table:table-header-rows>
        <table:table-row>
          <table:table-cell table:style-name="Tabela2.A2" table:number-columns-spanned="2" office:value-type="string">
            <text:p text:style-name="P121">Params: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121">Response: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91"><text:s/><text:span text:style-name="T1">[</text:span></text:p>
            <text:p text:style-name="P91"><text:s text:c="2"/>{</text:p>
            <text:p text:style-name="P92"><text:s text:c="4"/>"id": 1,</text:p>
            <text:p text:style-name="P92"><text:s text:c="4"/>"name": "sed",</text:p>
            <text:p text:style-name="P92"><text:s text:c="4"/>"percent": false,</text:p>
            <text:p text:style-name="P92"><text:s text:c="4"/>"overall": true,</text:p>
            <text:p text:style-name="P92"><text:s text:c="4"/>"value": 1,</text:p>
            <text:p text:style-name="P92"><text:s text:c="4"/>"code": "doloribus",</text:p>
            <text:p text:style-name="P92"><text:s text:c="4"/>"available": false</text:p>
            <text:p text:style-name="P92"><text:s text:c="2"/>},</text:p>
            <text:p text:style-name="P92"><text:s text:c="2"/>{</text:p>
            <text:p text:style-name="P92"><text:s text:c="4"/>"id": 2,</text:p>
            <text:p text:style-name="P92"><text:s text:c="4"/>"name": "tempore",</text:p>
            <text:p text:style-name="P92"><text:s text:c="4"/>"percent": true,</text:p>
            <text:p text:style-name="P92"><text:s text:c="4"/>"overall": false,</text:p>
            <text:p text:style-name="P92"><text:s text:c="4"/>"value": 6,</text:p>
            <text:p text:style-name="P92"><text:s text:c="4"/>"code": "repudiandae",</text:p>
            <text:p text:style-name="P92"><text:s text:c="4"/>"available": false</text:p>
            <text:p text:style-name="P92"><text:s text:c="2"/>}</text:p>
            <text:p text:style-name="P95">]</text:p>
          </table:table-cell>
          <table:covered-table-cell/>
        </table:table-row>
      </table:table>
      <text:p text:style-name="P10"><text:soft-page-break/>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0">GET</text:p>
            </table:table-cell>
            <table:table-cell table:style-name="Tabela3.B1" office:value-type="string">
              <text:p text:style-name="P49">api/promocodes/<text:span text:style-name="T1">1</text:span></text:p>
            </table:table-cell>
          </table:table-row>
        </table:table-header-rows>
        <table:table-row>
          <table:table-cell table:style-name="Tabela3.A2" table:number-columns-spanned="2" office:value-type="string">
            <text:p text:style-name="P122">Params: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2">Response: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{</text:p>
            <text:p text:style-name="P93"><text:s text:c="4"/>"id": 1,</text:p>
            <text:p text:style-name="P93"><text:s text:c="4"/>"name": "sed",</text:p>
            <text:p text:style-name="P93"><text:s text:c="4"/>"percent": false,</text:p>
            <text:p text:style-name="P93"><text:s text:c="4"/>"overall": true,</text:p>
            <text:p text:style-name="P93"><text:s text:c="4"/>"value": 1,</text:p>
            <text:p text:style-name="P93"><text:s text:c="4"/>"code": "doloribus",</text:p>
            <text:p text:style-name="P93"><text:s text:c="4"/>"available": false</text:p>
            <text:p text:style-name="P93"><text:s text:c="2"/>}</text:p>
          </table:table-cell>
          <table:covered-table-cell/>
        </table:table-row>
      </table:table>
      <text:p text:style-name="P11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60">POST</text:p>
            </table:table-cell>
            <table:table-cell table:style-name="Tabela4.B1" table:number-columns-spanned="2" office:value-type="string">
              <text:p text:style-name="P50">api/promocodes</text:p>
            </table:table-cell>
            <table:covered-table-cell/>
          </table:table-row>
        </table:table-header-rows>
        <table:table-row>
          <table:table-cell table:style-name="Tabela4.A2" table:number-columns-spanned="3" office:value-type="string">
            <text:p text:style-name="P122">Params: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84">access_token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133">Body:</text:p>
          </table:table-cell>
          <table:covered-table-cell/>
          <table:covered-table-cell/>
        </table:table-row>
        <table:table-row>
          <table:table-cell table:style-name="Tabela4.A5" table:number-columns-spanned="2" office:value-type="string">
            <text:p text:style-name="P139">{</text:p>
            <text:p text:style-name="P139"><text:s text:c="2"/>"name": "ducimus",</text:p>
            <text:p text:style-name="P139"><text:s text:c="2"/>"<text:bookmark-start text:name="__DdeLink__2282_735122229"/>percent<text:bookmark-end text:name="__DdeLink__2282_735122229"/>": true,</text:p>
            <text:p text:style-name="P139"><text:s text:c="2"/>"<text:bookmark-start text:name="__DdeLink__2284_735122229"/>overall<text:bookmark-end text:name="__DdeLink__2284_735122229"/>": false,</text:p>
            <text:p text:style-name="P139"><text:s text:c="2"/>"<text:bookmark-start text:name="__DdeLink__2286_735122229"/>value<text:bookmark-end text:name="__DdeLink__2286_735122229"/>": 8,</text:p>
            <text:p text:style-name="P139"><text:s text:c="2"/>"code": "quia",</text:p>
            <text:p text:style-name="P139"><text:s text:c="2"/>"available": false</text:p>
            <text:p text:style-name="P139">}</text:p>
          </table:table-cell>
          <table:covered-table-cell/>
          <table:table-cell table:style-name="Tabela4.A2" office:value-type="string">
            <text:p text:style-name="Preformatted_20_Text">name:</text:p>
            <text:p text:style-name="Preformatted_20_Text"><text:s text:c="4"/>- NotBlank</text:p>
            <text:p text:style-name="Preformatted_20_Text"><text:s text:c="4"/>- Length:</text:p>
            <text:p text:style-name="Preformatted_20_Text"><text:s text:c="8"/>max: 50</text:p>
            <text:p text:style-name="Preformatted_20_Text">code:</text:p>
            <text:p text:style-name="Preformatted_20_Text"><text:s text:c="4"/>- NotBlank:</text:p>
            <text:p text:style-name="Preformatted_20_Text"><text:s text:c="4"/>- Length:</text:p>
            <text:p text:style-name="Preformatted_20_Text"><text:s text:c="8"/>max: 20</text:p>
            <text:p text:style-name="Preformatted_20_Text">percent, overall:</text:p>
            <text:p text:style-name="Preformatted_20_Text"><text:s text:c="4"/>- <text:span text:style-name="T24">one of this must be set</text:span></text:p>
            <text:p text:style-name="Preformatted_20_Text">value:</text:p>
            <text:p text:style-name="Preformatted_20_Text"><text:s text:c="4"/>- NotBlank:</text:p>
            <text:p text:style-name="Table_20_Contents"/>
          </table:table-cell>
        </table:table-row>
        <table:table-row>
          <table:table-cell table:style-name="Tabela4.A2" table:number-columns-spanned="3" office:value-type="string">
            <text:p text:style-name="P122">Response:</text:p>
          </table:table-cell>
          <table:covered-table-cell/>
          <table:covered-table-cell/>
        </table:table-row>
        <table:table-row table:style-name="Tabela4.7">
          <table:table-cell table:style-name="Tabela4.A2" table:number-columns-spanned="3" office:value-type="string">
            <text:p text:style-name="P98">{</text:p>
            <text:p text:style-name="P98"><text:s text:c="2"/>"id": 6,</text:p>
            <text:p text:style-name="P98"><text:s text:c="2"/>"name": "ducimus",</text:p>
            <text:p text:style-name="P98"><text:s text:c="2"/>"percent": true,</text:p>
            <text:p text:style-name="P98"><text:s text:c="2"/>"overall": false,</text:p>
            <text:p text:style-name="P98"><text:s text:c="2"/>"value": 8,</text:p>
            <text:p text:style-name="P98"><text:s text:c="2"/>"code": "quia",</text:p>
            <text:p text:style-name="P98"><text:s text:c="2"/>"available": false</text:p>
            <text:p text:style-name="P98">}</text:p>
          </table:table-cell>
          <table:covered-table-cell/>
          <table:covered-table-cell/>
        </table:table-row>
      </table:table>
      <text:p text:style-name="P11"/>
      <text:p text:style-name="P11"/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ext:soft-page-break/>
          <table:table-row>
            <table:table-cell table:style-name="Tabela8.A1" office:value-type="string">
              <text:p text:style-name="P64">PUT</text:p>
            </table:table-cell>
            <table:table-cell table:style-name="Tabela8.B1" table:number-columns-spanned="2" office:value-type="string">
              <text:p text:style-name="P51">api/promocodes/<text:span text:style-name="T2">1</text:span></text:p>
            </table:table-cell>
            <table:covered-table-cell/>
          </table:table-row>
        </table:table-header-rows>
        <table:table-row>
          <table:table-cell table:style-name="Tabela8.A2" table:number-columns-spanned="3" office:value-type="string">
            <text:p text:style-name="P123">Params: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85">access_token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134">Body:</text:p>
          </table:table-cell>
          <table:covered-table-cell/>
          <table:covered-table-cell/>
        </table:table-row>
        <table:table-row>
          <table:table-cell table:style-name="Tabela8.A5" table:number-columns-spanned="2" office:value-type="string">
            <text:p text:style-name="P140">{</text:p>
            <text:p text:style-name="P140"><text:s text:c="2"/>"name": "ducimus",</text:p>
            <text:p text:style-name="P140"><text:s text:c="2"/>"percent": true,</text:p>
            <text:p text:style-name="P140"><text:s text:c="2"/>"overall": false,</text:p>
            <text:p text:style-name="P140"><text:s text:c="2"/>"value": 8,</text:p>
            <text:p text:style-name="P140"><text:s text:c="2"/>"code": "quia",</text:p>
            <text:p text:style-name="P140"><text:s text:c="2"/>"available": false</text:p>
            <text:p text:style-name="P140">}</text:p>
          </table:table-cell>
          <table:covered-table-cell/>
          <table:table-cell table:style-name="Tabela8.A2" office:value-type="string">
            <text:p text:style-name="P154">name:</text:p>
            <text:p text:style-name="P154"><text:s text:c="4"/>- NotBlank</text:p>
            <text:p text:style-name="P154"><text:s text:c="4"/>- Length:</text:p>
            <text:p text:style-name="P154"><text:s text:c="8"/>max: 50</text:p>
            <text:p text:style-name="P154">code:</text:p>
            <text:p text:style-name="P154"><text:s text:c="4"/>- NotBlank:</text:p>
            <text:p text:style-name="P154"><text:s text:c="4"/>- Length:</text:p>
            <text:p text:style-name="P154"><text:s text:c="8"/>max: 20</text:p>
            <text:p text:style-name="P154">percent, overall:</text:p>
            <text:p text:style-name="P154"><text:s text:c="4"/>- <text:span text:style-name="T24">one of this must be set</text:span></text:p>
            <text:p text:style-name="P154">value:</text:p>
            <text:p text:style-name="P152"><text:s text:c="4"/>- NotBlank:</text:p>
          </table:table-cell>
        </table:table-row>
        <table:table-row>
          <table:table-cell table:style-name="Tabela8.A2" table:number-columns-spanned="3" office:value-type="string">
            <text:p text:style-name="P123">Response: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99">{</text:p>
            <text:p text:style-name="P99"><text:s text:c="2"/>"id": 6,</text:p>
            <text:p text:style-name="P99"><text:s text:c="2"/>"name": "ducimus",</text:p>
            <text:p text:style-name="P99"><text:s text:c="2"/>"percent": true,</text:p>
            <text:p text:style-name="P99"><text:s text:c="2"/>"overall": false,</text:p>
            <text:p text:style-name="P99"><text:s text:c="2"/>"value": 8,</text:p>
            <text:p text:style-name="P99"><text:s text:c="2"/>"code": "quia",</text:p>
            <text:p text:style-name="P99"><text:s text:c="2"/>"available": false</text:p>
            <text:p text:style-name="P99">}</text:p>
          </table:table-cell>
          <table:covered-table-cell/>
          <table:covered-table-cell/>
        </table:table-row>
      </table:table>
      <text:p text:style-name="P13"/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64">DELETE</text:p>
            </table:table-cell>
            <table:table-cell table:style-name="Tabela5.B1" office:value-type="string">
              <text:p text:style-name="P51">api/promocodes/<text:span text:style-name="T2">1</text:span></text:p>
            </table:table-cell>
          </table:table-row>
        </table:table-header-rows>
        <table:table-row>
          <table:table-cell table:style-name="Tabela5.A2" table:number-columns-spanned="2" office:value-type="string">
            <text:p text:style-name="P122">Params: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122">Response: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100">{</text:p>
            <text:p text:style-name="P100"><text:s text:c="2"/>"status": "Removed",</text:p>
            <text:p text:style-name="P100"><text:s text:c="2"/>"message": "PromoCode properly removed"</text:p>
            <text:p text:style-name="P100">}</text:p>
          </table:table-cell>
          <table:covered-table-cell/>
        </table:table-row>
      </table:table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4"><text:span text:style-name="T17">Customers</text:span><text:span text:style-name="T3">:</text:span></text:p>
      <text:p text:style-name="P14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1">GET</text:p>
            </table:table-cell>
            <table:table-cell table:style-name="Tabela6.B1" office:value-type="string">
              <text:p text:style-name="P52">api/<text:span text:style-name="T3">customers</text:span></text:p>
            </table:table-cell>
          </table:table-row>
        </table:table-header-rows>
        <table:table-row>
          <table:table-cell table:style-name="Tabela6.A2" table:number-columns-spanned="2" office:value-type="string">
            <text:p text:style-name="P124">Params: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73">access_token</text:p>
            <text:p text:style-name="P161">page</text:p>
            <text:p text:style-name="P162"><text:span text:style-name="T28">limit</text:span></text:p>
            <text:p text:style-name="P163"><text:span text:style-name="T28">f</text:span><text:span text:style-name="T26">irst_name</text:span></text:p>
            <text:p text:style-name="P163"><text:span text:style-name="T26">last_name</text:span></text:p>
            <text:p text:style-name="P163"><text:span text:style-name="T26">email</text:span></text:p>
            <text:p text:style-name="P163"><text:span text:style-name="T26">phone</text:span></text:p>
            <text:p text:style-name="P163"><text:span text:style-name="T26">address</text:span>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124">Response: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106">{</text:p>
            <text:p text:style-name="P106"><text:s text:c="2"/>"page": 1,</text:p>
            <text:p text:style-name="P106"><text:s text:c="2"/>"limit": 10,</text:p>
            <text:p text:style-name="P106"><text:s text:c="2"/>"pages": 5,</text:p>
            <text:p text:style-name="P106"><text:s text:c="2"/>"total": 50,</text:p>
            <text:p text:style-name="P106"><text:s text:c="2"/>"_links": {</text:p>
            <text:p text:style-name="P106"><text:s text:c="4"/>"self": {</text:p>
            <text:p text:style-name="P106"><text:s text:c="6"/>"href": "/app_dev.php/api/customers?page=1&amp;limit=10"</text:p>
            <text:p text:style-name="P106"><text:s text:c="4"/>},</text:p>
            <text:p text:style-name="P106"><text:s text:c="4"/>"first": {</text:p>
            <text:p text:style-name="P106"><text:s text:c="6"/>"href": "/app_dev.php/api/customers?page=1&amp;limit=10"</text:p>
            <text:p text:style-name="P106"><text:s text:c="4"/>},</text:p>
            <text:p text:style-name="P106"><text:s text:c="4"/>"last": {</text:p>
            <text:p text:style-name="P106"><text:s text:c="6"/>"href": "/app_dev.php/api/customers?page=5&amp;limit=10"</text:p>
            <text:p text:style-name="P106"><text:s text:c="4"/>},</text:p>
            <text:p text:style-name="P106"><text:s text:c="4"/>"next": {</text:p>
            <text:p text:style-name="P106"><text:s text:c="6"/>"href": "/app_dev.php/api/customers?page=2&amp;limit=10"</text:p>
            <text:p text:style-name="P106"><text:s text:c="4"/>}</text:p>
            <text:p text:style-name="P106"><text:s text:c="2"/>},</text:p>
            <text:p text:style-name="P106"><text:s text:c="2"/>"_embedded": {</text:p>
            <text:p text:style-name="P106"><text:s text:c="4"/>"items": [</text:p>
            <text:p text:style-name="P106"><text:s text:c="6"/>{</text:p>
            <text:p text:style-name="P106"><text:s text:c="8"/>"id": 43,</text:p>
            <text:p text:style-name="P106"><text:s text:c="8"/>"first_name": "Marek",</text:p>
            <text:p text:style-name="P106"><text:s text:c="8"/>"last_name": "Czarnecki",</text:p>
            <text:p text:style-name="P106"><text:s text:c="8"/>"email": "borys.dudek@interia.pl",</text:p>
            <text:p text:style-name="P106"><text:s text:c="8"/>"phone": "(60) 307 30 23",</text:p>
            <text:p text:style-name="P106"><text:s text:c="8"/>"address": "Tuwima Juliana 53A, 19-316 Łomża"</text:p>
            <text:p text:style-name="P106"><text:s text:c="6"/>},</text:p>
            <text:p text:style-name="P106"><text:s text:c="6"/>{</text:p>
            <text:p text:style-name="P106"><text:s text:c="8"/>"id": 42,</text:p>
            <text:p text:style-name="P106"><text:s text:c="8"/>"first_name": "Tadeusz",</text:p>
            <text:p text:style-name="P106"><text:s text:c="8"/>"last_name": "Malinowski",</text:p>
            <text:p text:style-name="P106"><text:s text:c="8"/>"email": "jacek95@onet.pl",</text:p>
            <text:p text:style-name="P106"><text:s text:c="8"/>"phone": "+48 422 126 809",</text:p>
            <text:p text:style-name="P106"><text:s text:c="8"/>"address": "1 Maja 35, 08-193 Radom"</text:p>
            <text:p text:style-name="P106"><text:s text:c="6"/>}</text:p>
            <text:p text:style-name="P106"><text:s text:c="4"/>]</text:p>
            <text:p text:style-name="P106"><text:s text:c="2"/>}</text:p>
            <text:p text:style-name="P106">}</text:p>
          </table:table-cell>
          <table:covered-table-cell/>
        </table:table-row>
      </table:table>
      <text:p text:style-name="P14"/>
      <text:p text:style-name="P14"/>
      <text:p text:style-name="P14"/>
      <table:table table:name="Tabela7" table:style-name="Tabela7">
        <table:table-column table:style-name="Tabela7.A"/>
        <table:table-column table:style-name="Tabela7.B"/>
        <table:table-header-rows>
          <text:soft-page-break/>
          <table:table-row>
            <table:table-cell table:style-name="Tabela7.A1" office:value-type="string">
              <text:p text:style-name="P41">GET</text:p>
            </table:table-cell>
            <table:table-cell table:style-name="Tabela7.B1" office:value-type="string">
              <text:p text:style-name="P52">api/<text:span text:style-name="T3">customers</text:span>/<text:span text:style-name="T1">1</text:span></text:p>
            </table:table-cell>
          </table:table-row>
        </table:table-header-rows>
        <table:table-row>
          <table:table-cell table:style-name="Tabela7.A2" table:number-columns-spanned="2" office:value-type="string">
            <text:p text:style-name="P124">Params: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73">access_token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124">Response: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15">{</text:p>
            <text:p text:style-name="P107"><text:s text:c="4"/>"id": 50,</text:p>
            <text:p text:style-name="P107"><text:s text:c="4"/>"first_name": "Krystyna",</text:p>
            <text:p text:style-name="P107"><text:s text:c="4"/>"last_name": "Sobczak",</text:p>
            <text:p text:style-name="P107"><text:s text:c="4"/>"email": "nikodem.borkowska@brzezinska.pl",</text:p>
            <text:p text:style-name="P107"><text:s text:c="4"/>"phone": "535431876",</text:p>
            <text:p text:style-name="P107"><text:s text:c="4"/>"address": "Pocztowa 97A/66, 52-609 Skalbmierz"</text:p>
            <text:p text:style-name="P107">}</text:p>
          </table:table-cell>
          <table:covered-table-cell/>
        </table:table-row>
      </table:table>
      <text:p text:style-name="P14"/>
      <text:p text:style-name="P14"/>
      <text:p text:style-name="P14"/>
      <text:p text:style-name="P14"/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P65">PUT</text:p>
            </table:table-cell>
            <table:table-cell table:style-name="Tabela10.B1" table:number-columns-spanned="2" office:value-type="string">
              <text:p text:style-name="P52">api/<text:span text:style-name="T3">customer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0.A2" table:number-columns-spanned="3" office:value-type="string">
            <text:p text:style-name="P124">Params: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86">access_token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135">Body:</text:p>
          </table:table-cell>
          <table:covered-table-cell/>
          <table:covered-table-cell/>
        </table:table-row>
        <table:table-row>
          <table:table-cell table:style-name="Tabela10.A5" table:number-columns-spanned="2" office:value-type="string">
            <text:p text:style-name="P141">{</text:p>
            <text:p text:style-name="P141"><text:s text:c="2"/>"first_name": "Beata",</text:p>
            <text:p text:style-name="P141"><text:s text:c="2"/>"last_name": "Wasilewska",</text:p>
            <text:p text:style-name="P141"><text:s text:c="2"/>"email": "blanka.sawicka@kaczmarek.pl",</text:p>
            <text:p text:style-name="P141"><text:s text:c="2"/>"phone": "+48 05 383 76 89",</text:p>
            <text:p text:style-name="P141"><text:s text:c="2"/>"address": "Jana Pawła II 30A/44, 64-474 Magdalenka"</text:p>
            <text:p text:style-name="P141">}</text:p>
          </table:table-cell>
          <table:covered-table-cell/>
          <table:table-cell table:style-name="Tabela10.A2" office:value-type="string">
            <text:p text:style-name="Preformatted_20_Text">first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last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150</text:p>
            <text:p text:style-name="Preformatted_20_Text">email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phon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address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400</text:p>
            <text:p text:style-name="Table_20_Contents"/>
          </table:table-cell>
        </table:table-row>
        <table:table-row>
          <table:table-cell table:style-name="Tabela10.A2" table:number-columns-spanned="3" office:value-type="string">
            <text:p text:style-name="P124">Response: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107">{</text:p>
            <text:p text:style-name="P141"><text:s text:c="2"/>"id": 1,</text:p>
            <text:p text:style-name="P107"><text:s text:c="2"/>"first_name": "Beata",</text:p>
            <text:p text:style-name="P107"><text:s text:c="2"/>"last_name": "Wasilewska",</text:p>
            <text:p text:style-name="P107"><text:s text:c="2"/>"email": "blanka.sawicka@kaczmarek.pl",</text:p>
            <text:p text:style-name="P107"><text:s text:c="2"/>"phone": "+48 05 383 76 89",</text:p>
            <text:p text:style-name="P107"><text:s text:c="2"/>"address": "Jana Pawła II 30A/44, 64-474 Magdalenka"</text:p>
            <text:p text:style-name="P107">}</text:p>
          </table:table-cell>
          <table:covered-table-cell/>
          <table:covered-table-cell/>
        </table:table-row>
      </table:table>
      <text:p text:style-name="P14"/>
      <text:p text:style-name="P14"/>
      <text:p text:style-name="P14"/>
      <table:table table:name="Tabela11" table:style-name="Tabela11">
        <table:table-column table:style-name="Tabela11.A"/>
        <table:table-column table:style-name="Tabela11.B"/>
        <table:table-header-rows>
          <text:soft-page-break/>
          <table:table-row>
            <table:table-cell table:style-name="Tabela11.A1" office:value-type="string">
              <text:p text:style-name="P65">DELETE</text:p>
            </table:table-cell>
            <table:table-cell table:style-name="Tabela11.B1" office:value-type="string">
              <text:p text:style-name="P52">api/<text:span text:style-name="T3">customers</text:span>/<text:span text:style-name="T2">1</text:span></text:p>
            </table:table-cell>
          </table:table-row>
        </table:table-header-rows>
        <table:table-row>
          <table:table-cell table:style-name="Tabela11.A2" table:number-columns-spanned="2" office:value-type="string">
            <text:p text:style-name="P124">Params: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73">access_token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124">Response: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101">{</text:p>
            <text:p text:style-name="P101"><text:s text:c="2"/>"status": "Removed",</text:p>
            <text:p text:style-name="P101"><text:s text:c="2"/>"message": "<text:span text:style-name="T4">Customer</text:span> properly removed"</text:p>
            <text:p text:style-name="P101">}</text:p>
          </table:table-cell>
          <table:covered-table-cell/>
        </table:table-row>
      </table:table>
      <text:p text:style-name="P2"/>
      <text:p text:style-name="P16"><text:span text:style-name="T18">Products</text:span><text:span text:style-name="T5">:</text:span></text:p>
      <text:p text:style-name="P16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2">GET</text:p>
            </table:table-cell>
            <table:table-cell table:style-name="Tabela9.B1" office:value-type="string">
              <text:p text:style-name="P53">api/<text:span text:style-name="T5">products</text:span></text:p>
            </table:table-cell>
          </table:table-row>
        </table:table-header-rows>
        <table:table-row>
          <table:table-cell table:style-name="Tabela9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108">[</text:p>
            <text:p text:style-name="P108"><text:s text:c="2"/>{</text:p>
            <text:p text:style-name="P108"><text:s text:c="4"/>"id": 1,</text:p>
            <text:p text:style-name="P108"><text:s text:c="4"/>"name": "numquam",</text:p>
            <text:p text:style-name="P108"><text:s text:c="4"/>"description": "Ea perferendis omnis ut modi illum.",</text:p>
            <text:p text:style-name="P108"><text:s text:c="4"/>"available": true,</text:p>
            <text:p text:style-name="P108"><text:s text:c="4"/>"prices": [</text:p>
            <text:p text:style-name="P108"><text:s text:c="6"/>{</text:p>
            <text:p text:style-name="P108"><text:s text:c="8"/>"id": 1,</text:p>
            <text:p text:style-name="P108"><text:s text:c="8"/>"type": "Small",</text:p>
            <text:p text:style-name="P108"><text:s text:c="8"/>"value": 14.29</text:p>
            <text:p text:style-name="P108"><text:s text:c="6"/>},</text:p>
            <text:p text:style-name="P108"><text:s text:c="6"/>{</text:p>
            <text:p text:style-name="P108"><text:s text:c="8"/>"id": 2,</text:p>
            <text:p text:style-name="P108"><text:s text:c="8"/>"type": "Average",</text:p>
            <text:p text:style-name="P108"><text:s text:c="8"/>"value": 36.16</text:p>
            <text:p text:style-name="P108"><text:s text:c="6"/>}</text:p>
            <text:p text:style-name="P108"><text:s text:c="4"/>]</text:p>
            <text:p text:style-name="P108"><text:s text:c="2"/>},</text:p>
            <text:p text:style-name="P108"><text:s text:c="2"/>{</text:p>
            <text:p text:style-name="P108"><text:s text:c="4"/>"id": 2,</text:p>
            <text:p text:style-name="P108"><text:s text:c="4"/>"name": "enim",</text:p>
            <text:p text:style-name="P108"><text:s text:c="4"/>"description": "Repellat consequatur dolores doloremque expedita.",</text:p>
            <text:p text:style-name="P108"><text:s text:c="4"/>"available": false,</text:p>
            <text:p text:style-name="P108"><text:s text:c="4"/>"prices": [</text:p>
            <text:p text:style-name="P108"><text:s text:c="6"/>{</text:p>
            <text:p text:style-name="P108"><text:s text:c="8"/>"id": 5,</text:p>
            <text:p text:style-name="P108"><text:s text:c="8"/>"type": "Small",</text:p>
            <text:p text:style-name="P108"><text:s text:c="8"/>"value": 33.51</text:p>
            <text:p text:style-name="P108"><text:s text:c="6"/>},</text:p>
            <text:p text:style-name="P108"><text:s text:c="6"/>{</text:p>
            <text:p text:style-name="P108"><text:s text:c="8"/>"id": 6,</text:p>
            <text:p text:style-name="P108"><text:s text:c="8"/>"type": "Average",</text:p>
            <text:p text:style-name="P108"><text:s text:c="8"/>"value": 31.35</text:p>
            <text:p text:style-name="P108"><text:s text:c="6"/>},</text:p>
            <text:p text:style-name="P108"><text:s text:c="6"/>{</text:p>
            <text:p text:style-name="P108"><text:s text:c="8"/>"id": 7,</text:p>
            <text:p text:style-name="P108"><text:s text:c="8"/>"type": "Large",</text:p>
            <text:p text:style-name="P108"><text:s text:c="8"/>"value": 26.73</text:p>
            <text:p text:style-name="P108"><text:s text:c="6"/>}</text:p>
            <text:p text:style-name="P108"><text:s text:c="4"/>]</text:p>
            <text:p text:style-name="P108"><text:s text:c="2"/>}</text:p>
            <text:p text:style-name="P96">]</text:p>
          </table:table-cell>
          <table:covered-table-cell/>
        </table:table-row>
      </table:table>
      <text:p text:style-name="P16"><text:soft-page-break/></text:p>
      <text:p text:style-name="P16"/>
      <text:p text:style-name="P16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42">GET</text:p>
            </table:table-cell>
            <table:table-cell table:style-name="Tabela12.B1" office:value-type="string">
              <text:p text:style-name="P53">api/<text:span text:style-name="T5">products</text:span>/<text:span text:style-name="T1">1</text:span></text:p>
            </table:table-cell>
          </table:table-row>
        </table:table-header-rows>
        <table:table-row>
          <table:table-cell table:style-name="Tabela12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17">{</text:p>
            <text:p text:style-name="P108"><text:s text:c="4"/>"id": 1,</text:p>
            <text:p text:style-name="P108"><text:s text:c="4"/>"name": "numquam",</text:p>
            <text:p text:style-name="P108"><text:s text:c="4"/>"description": "Ea perferendis omnis ut modi illum.",</text:p>
            <text:p text:style-name="P108"><text:s text:c="4"/>"available": true,</text:p>
            <text:p text:style-name="P108"><text:s text:c="4"/>"prices": [</text:p>
            <text:p text:style-name="P108"><text:s text:c="6"/>{</text:p>
            <text:p text:style-name="P108"><text:s text:c="8"/>"id": 1,</text:p>
            <text:p text:style-name="P108"><text:s text:c="8"/>"type": "Small",</text:p>
            <text:p text:style-name="P108"><text:s text:c="8"/>"value": 14.29</text:p>
            <text:p text:style-name="P108"><text:s text:c="6"/>},</text:p>
            <text:p text:style-name="P108"><text:s text:c="6"/>{</text:p>
            <text:p text:style-name="P108"><text:s text:c="8"/>"id": 2,</text:p>
            <text:p text:style-name="P108"><text:s text:c="8"/>"type": "Average",</text:p>
            <text:p text:style-name="P108"><text:s text:c="8"/>"value": 36.16</text:p>
            <text:p text:style-name="P108"><text:s text:c="6"/>}</text:p>
            <text:p text:style-name="P108"><text:s text:c="4"/>]</text:p>
            <text:p text:style-name="P108">}</text:p>
          </table:table-cell>
          <table:covered-table-cell/>
        </table:table-row>
      </table:table>
      <text:p text:style-name="P16"/>
      <text:p text:style-name="P16"/>
      <text:p text:style-name="P16"/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>
            <table:table-cell table:style-name="Tabela13.A1" office:value-type="string">
              <text:p text:style-name="P61">POST</text:p>
            </table:table-cell>
            <table:table-cell table:style-name="Tabela13.B1" table:number-columns-spanned="2" office:value-type="string">
              <text:p text:style-name="P53">api/<text:span text:style-name="T5">products</text:span></text:p>
            </table:table-cell>
            <table:covered-table-cell/>
          </table:table-row>
        </table:table-header-rows>
        <table:table-row>
          <table:table-cell table:style-name="Tabela13.A2" table:number-columns-spanned="3" office:value-type="string">
            <text:p text:style-name="P125">Params: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87">access_token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136">Body:</text:p>
          </table:table-cell>
          <table:covered-table-cell/>
          <table:covered-table-cell/>
        </table:table-row>
        <table:table-row>
          <table:table-cell table:style-name="Tabela13.A5" table:number-columns-spanned="2" office:value-type="string">
            <text:p text:style-name="P142">{</text:p>
            <text:p text:style-name="P142">"name": "Lorem",</text:p>
            <text:p text:style-name="P142">"description": "Ipsym dem lorem",</text:p>
            <text:p text:style-name="P142">"available": true,</text:p>
            <text:p text:style-name="P142">"type": 1</text:p>
            <text:p text:style-name="P142">}</text:p>
          </table:table-cell>
          <table:covered-table-cell/>
          <table:table-cell table:style-name="Tabela13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description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0</text:p>
            <text:p text:style-name="Table_20_Contents"/>
          </table:table-cell>
        </table:table-row>
        <table:table-row>
          <table:table-cell table:style-name="Tabela13.A2" table:number-columns-spanned="3" office:value-type="string">
            <text:p text:style-name="P125">Response: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111">{</text:p>
            <text:p text:style-name="P111"><text:s text:c="2"/>"id": 12,</text:p>
            <text:p text:style-name="P111"><text:s text:c="2"/>"name": "Lorem",</text:p>
            <text:p text:style-name="P111"><text:s text:c="2"/>"description": "Ipsym dem lorem",</text:p>
            <text:p text:style-name="P111"><text:s text:c="2"/>"available": true</text:p>
            <text:p text:style-name="P111">}</text:p>
          </table:table-cell>
          <table:covered-table-cell/>
          <table:covered-table-cell/>
        </table:table-row>
      </table:table>
      <text:p text:style-name="P16"/>
      <text:p text:style-name="P16"/>
      <text:p text:style-name="P16"/>
      <table:table table:name="Tabela14" table:style-name="Tabela14">
        <table:table-column table:style-name="Tabela14.A"/>
        <table:table-column table:style-name="Tabela14.B"/>
        <table:table-column table:style-name="Tabela14.C"/>
        <table:table-header-rows>
          <text:soft-page-break/>
          <table:table-row>
            <table:table-cell table:style-name="Tabela14.A1" office:value-type="string">
              <text:p text:style-name="P66">PUT</text:p>
            </table:table-cell>
            <table:table-cell table:style-name="Tabela14.B1" table:number-columns-spanned="2" office:value-type="string">
              <text:p text:style-name="P53">api/<text:span text:style-name="T5">product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4.A2" table:number-columns-spanned="3" office:value-type="string">
            <text:p text:style-name="P125">Params: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87">access_token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136">Body:</text:p>
          </table:table-cell>
          <table:covered-table-cell/>
          <table:covered-table-cell/>
        </table:table-row>
        <table:table-row>
          <table:table-cell table:style-name="Tabela14.A5" table:number-columns-spanned="2" office:value-type="string">
            <text:p text:style-name="P143">{</text:p>
            <text:p text:style-name="P143">"name": "Lorem",</text:p>
            <text:p text:style-name="P143">"description": "IpSum",</text:p>
            <text:p text:style-name="P143">"available": true,</text:p>
            <text:p text:style-name="P143">"type": 1</text:p>
            <text:p text:style-name="P143">}</text:p>
          </table:table-cell>
          <table:covered-table-cell/>
          <table:table-cell table:style-name="Tabela14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description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0</text:p>
            <text:p text:style-name="Table_20_Contents"/>
          </table:table-cell>
        </table:table-row>
        <table:table-row>
          <table:table-cell table:style-name="Tabela14.A2" table:number-columns-spanned="3" office:value-type="string">
            <text:p text:style-name="P125">Response: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112">{</text:p>
            <text:p text:style-name="P112"><text:s text:c="2"/>"id": 1,</text:p>
            <text:p text:style-name="P112"><text:s text:c="2"/>"name": "Lorem",</text:p>
            <text:p text:style-name="P112"><text:s text:c="2"/>"description": "IpSum",</text:p>
            <text:p text:style-name="P112"><text:s text:c="2"/>"available": true,</text:p>
            <text:p text:style-name="P112"><text:s text:c="2"/>"prices": [</text:p>
            <text:p text:style-name="P112"><text:s text:c="4"/>{</text:p>
            <text:p text:style-name="P112"><text:s text:c="6"/>"id": 1,</text:p>
            <text:p text:style-name="P112"><text:s text:c="6"/>"type": "Small",</text:p>
            <text:p text:style-name="P112"><text:s text:c="6"/>"value": 14.29</text:p>
            <text:p text:style-name="P112"><text:s text:c="4"/>},</text:p>
            <text:p text:style-name="P112"><text:s text:c="4"/>{</text:p>
            <text:p text:style-name="P112"><text:s text:c="6"/>"id": 2,</text:p>
            <text:p text:style-name="P112"><text:s text:c="6"/>"type": "Average",</text:p>
            <text:p text:style-name="P112"><text:s text:c="6"/>"value": 36.16</text:p>
            <text:p text:style-name="P112"><text:s text:c="4"/>}</text:p>
            <text:p text:style-name="P112"><text:s text:c="2"/>]</text:p>
            <text:p text:style-name="P112">}</text:p>
          </table:table-cell>
          <table:covered-table-cell/>
          <table:covered-table-cell/>
        </table:table-row>
      </table:table>
      <text:p text:style-name="P16"/>
      <text:p text:style-name="P16"/>
      <text:p text:style-name="P16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66">DELETE</text:p>
            </table:table-cell>
            <table:table-cell table:style-name="Tabela15.B1" office:value-type="string">
              <text:p text:style-name="P53">api/<text:span text:style-name="T5">products</text:span>/<text:span text:style-name="T2">1</text:span></text:p>
            </table:table-cell>
          </table:table-row>
        </table:table-header-rows>
        <table:table-row>
          <table:table-cell table:style-name="Tabela15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102">{</text:p>
            <text:p text:style-name="P102"><text:s text:c="2"/>"status": "Removed",</text:p>
            <text:p text:style-name="P102"><text:s text:c="2"/>"message": "<text:span text:style-name="T5">Product</text:span> properly removed"</text:p>
            <text:p text:style-name="P102">}</text:p>
          </table:table-cell>
          <table:covered-table-cell/>
        </table:table-row>
      </table:table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text:span text:style-name="T19">Type</text:span>:</text:p>
      <text:p text:style-name="P19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43">GET</text:p>
            </table:table-cell>
            <table:table-cell table:style-name="Tabela16.B1" office:value-type="string">
              <text:p text:style-name="P54">api/<text:span text:style-name="T6">types</text:span></text:p>
            </table:table-cell>
          </table:table-row>
        </table:table-header-rows>
        <table:table-row>
          <table:table-cell table:style-name="Tabela16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109">[</text:p>
            <text:p text:style-name="P109"><text:s text:c="2"/>{</text:p>
            <text:p text:style-name="P109"><text:s text:c="4"/>"id": 1,</text:p>
            <text:p text:style-name="P109"><text:s text:c="4"/>"name": "numquam",</text:p>
            <text:p text:style-name="P109"><text:s text:c="4"/>"description": "Ea perferendis omnis ut modi illum.",</text:p>
            <text:p text:style-name="P109"><text:s text:c="4"/>"available": true,</text:p>
            <text:p text:style-name="P109"><text:s text:c="4"/>"prices": [</text:p>
            <text:p text:style-name="P109"><text:s text:c="6"/>{</text:p>
            <text:p text:style-name="P109"><text:s text:c="8"/>"id": 1,</text:p>
            <text:p text:style-name="P109"><text:s text:c="8"/>"type": "Small",</text:p>
            <text:p text:style-name="P109"><text:s text:c="8"/>"value": 14.29</text:p>
            <text:p text:style-name="P109"><text:s text:c="6"/>},</text:p>
            <text:p text:style-name="P109"><text:s text:c="6"/>{</text:p>
            <text:p text:style-name="P109"><text:s text:c="8"/>"id": 2,</text:p>
            <text:p text:style-name="P109"><text:s text:c="8"/>"type": "Average",</text:p>
            <text:p text:style-name="P109"><text:s text:c="8"/>"value": 36.16</text:p>
            <text:p text:style-name="P109"><text:s text:c="6"/>}</text:p>
            <text:p text:style-name="P109"><text:s text:c="4"/>]</text:p>
            <text:p text:style-name="P109"><text:s text:c="2"/>},</text:p>
            <text:p text:style-name="P109"><text:s text:c="2"/>{</text:p>
            <text:p text:style-name="P109"><text:s text:c="4"/>"id": 2,</text:p>
            <text:p text:style-name="P109"><text:s text:c="4"/>"name": "enim",</text:p>
            <text:p text:style-name="P109"><text:s text:c="4"/>"description": "Repellat consequatur dolores doloremque expedita.",</text:p>
            <text:p text:style-name="P109"><text:s text:c="4"/>"available": false,</text:p>
            <text:p text:style-name="P109"><text:s text:c="4"/>"prices": [</text:p>
            <text:p text:style-name="P109"><text:s text:c="6"/>{</text:p>
            <text:p text:style-name="P109"><text:s text:c="8"/>"id": 5,</text:p>
            <text:p text:style-name="P109"><text:s text:c="8"/>"type": "Small",</text:p>
            <text:p text:style-name="P109"><text:s text:c="8"/>"value": 33.51</text:p>
            <text:p text:style-name="P109"><text:s text:c="6"/>},</text:p>
            <text:p text:style-name="P109"><text:s text:c="6"/>{</text:p>
            <text:p text:style-name="P109"><text:s text:c="8"/>"id": 6,</text:p>
            <text:p text:style-name="P109"><text:s text:c="8"/>"type": "Average",</text:p>
            <text:p text:style-name="P109"><text:s text:c="8"/>"value": 31.35</text:p>
            <text:p text:style-name="P109"><text:s text:c="6"/>},</text:p>
            <text:p text:style-name="P109"><text:s text:c="6"/>{</text:p>
            <text:p text:style-name="P109"><text:s text:c="8"/>"id": 7,</text:p>
            <text:p text:style-name="P109"><text:s text:c="8"/>"type": "Large",</text:p>
            <text:p text:style-name="P109"><text:s text:c="8"/>"value": 26.73</text:p>
            <text:p text:style-name="P109"><text:s text:c="6"/>}</text:p>
            <text:p text:style-name="P109"><text:s text:c="4"/>]</text:p>
            <text:p text:style-name="P109"><text:s text:c="2"/>}</text:p>
            <text:p text:style-name="P97">]</text:p>
          </table:table-cell>
          <table:covered-table-cell/>
        </table:table-row>
      </table:table>
      <text:p text:style-name="P19"/>
      <text:p text:style-name="P19"/>
      <text:p text:style-name="P19"/>
      <table:table table:name="Tabela17" table:style-name="Tabela17">
        <table:table-column table:style-name="Tabela17.A"/>
        <table:table-column table:style-name="Tabela17.B"/>
        <table:table-header-rows>
          <text:soft-page-break/>
          <table:table-row>
            <table:table-cell table:style-name="Tabela17.A1" office:value-type="string">
              <text:p text:style-name="P43">GET</text:p>
            </table:table-cell>
            <table:table-cell table:style-name="Tabela17.B1" office:value-type="string">
              <text:p text:style-name="P54">api/<text:span text:style-name="T6">types</text:span>/<text:span text:style-name="T1">1</text:span></text:p>
            </table:table-cell>
          </table:table-row>
        </table:table-header-rows>
        <table:table-row>
          <table:table-cell table:style-name="Tabela17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18">{</text:p>
            <text:p text:style-name="P110"><text:s text:c="4"/>"id": 1,</text:p>
            <text:p text:style-name="P110"><text:s text:c="4"/>"name": "numquam",</text:p>
            <text:p text:style-name="P110"><text:s text:c="4"/>"description": "Ea perferendis omnis ut modi illum.",</text:p>
            <text:p text:style-name="P110"><text:s text:c="4"/>"available": true,</text:p>
            <text:p text:style-name="P110"><text:s text:c="4"/>"prices": [</text:p>
            <text:p text:style-name="P110"><text:s text:c="6"/>{</text:p>
            <text:p text:style-name="P110"><text:s text:c="8"/>"id": 1,</text:p>
            <text:p text:style-name="P110"><text:s text:c="8"/>"type": "Small",</text:p>
            <text:p text:style-name="P110"><text:s text:c="8"/>"value": 14.29</text:p>
            <text:p text:style-name="P110"><text:s text:c="6"/>},</text:p>
            <text:p text:style-name="P110"><text:s text:c="6"/>{</text:p>
            <text:p text:style-name="P110"><text:s text:c="8"/>"id": 2,</text:p>
            <text:p text:style-name="P110"><text:s text:c="8"/>"type": "Average",</text:p>
            <text:p text:style-name="P110"><text:s text:c="8"/>"value": 36.16</text:p>
            <text:p text:style-name="P110"><text:s text:c="6"/>}</text:p>
            <text:p text:style-name="P110"><text:s text:c="4"/>]</text:p>
            <text:p text:style-name="P110"><text:s text:c="2"/>}</text:p>
          </table:table-cell>
          <table:covered-table-cell/>
        </table:table-row>
      </table:table>
      <text:p text:style-name="P19"/>
      <text:p text:style-name="P19"/>
      <text:p text:style-name="P19"/>
      <table:table table:name="Tabela18" table:style-name="Tabela18">
        <table:table-column table:style-name="Tabela18.A"/>
        <table:table-column table:style-name="Tabela18.B"/>
        <table:table-column table:style-name="Tabela18.C"/>
        <table:table-header-rows>
          <table:table-row>
            <table:table-cell table:style-name="Tabela18.A1" office:value-type="string">
              <text:p text:style-name="P62">POST</text:p>
            </table:table-cell>
            <table:table-cell table:style-name="Tabela18.B1" table:number-columns-spanned="2" office:value-type="string">
              <text:p text:style-name="P54">api/<text:span text:style-name="T6">types</text:span></text:p>
            </table:table-cell>
            <table:covered-table-cell/>
          </table:table-row>
        </table:table-header-rows>
        <table:table-row>
          <table:table-cell table:style-name="Tabela18.A2" table:number-columns-spanned="3" office:value-type="string">
            <text:p text:style-name="P126">Params: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88">access_token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137">Body:</text:p>
          </table:table-cell>
          <table:covered-table-cell/>
          <table:covered-table-cell/>
        </table:table-row>
        <table:table-row>
          <table:table-cell table:style-name="Tabela18.A5" table:number-columns-spanned="2" office:value-type="string">
            <text:p text:style-name="P144">{</text:p>
            <text:p text:style-name="P144"><text:s text:c="2"/>"name": "Lorem"</text:p>
            <text:p text:style-name="P144">}</text:p>
          </table:table-cell>
          <table:covered-table-cell/>
          <table:table-cell table:style-name="Tabela18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Table_20_Contents"/>
          </table:table-cell>
        </table:table-row>
        <table:table-row>
          <table:table-cell table:style-name="Tabela18.A2" table:number-columns-spanned="3" office:value-type="string">
            <text:p text:style-name="P126">Response: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113">{</text:p>
            <text:p text:style-name="P113"><text:s text:c="2"/>"id": 6,</text:p>
            <text:p text:style-name="P113"><text:s text:c="2"/>"name": "Lorem",</text:p>
            <text:p text:style-name="P113"><text:s text:c="2"/>"products": []</text:p>
            <text:p text:style-name="P113">}</text:p>
          </table:table-cell>
          <table:covered-table-cell/>
          <table:covered-table-cell/>
        </table:table-row>
      </table:table>
      <text:p text:style-name="P19"/>
      <text:p text:style-name="P19"/>
      <text:p text:style-name="P19"/>
      <table:table table:name="Tabela19" table:style-name="Tabela19">
        <table:table-column table:style-name="Tabela19.A"/>
        <table:table-column table:style-name="Tabela19.B"/>
        <table:table-column table:style-name="Tabela19.C"/>
        <table:table-header-rows>
          <text:soft-page-break/>
          <table:table-row>
            <table:table-cell table:style-name="Tabela19.A1" office:value-type="string">
              <text:p text:style-name="P67">PUT</text:p>
            </table:table-cell>
            <table:table-cell table:style-name="Tabela19.B1" table:number-columns-spanned="2" office:value-type="string">
              <text:p text:style-name="P54">api/<text:span text:style-name="T6">type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9.A2" table:number-columns-spanned="3" office:value-type="string">
            <text:p text:style-name="P126">Params: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88">access_token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137">Body:</text:p>
          </table:table-cell>
          <table:covered-table-cell/>
          <table:covered-table-cell/>
        </table:table-row>
        <table:table-row>
          <table:table-cell table:style-name="Tabela19.A5" table:number-columns-spanned="2" office:value-type="string">
            <text:p text:style-name="P145">{</text:p>
            <text:p text:style-name="P145"><text:s text:c="2"/>"name": "New Lorem"</text:p>
            <text:p text:style-name="P145">}</text:p>
          </table:table-cell>
          <table:covered-table-cell/>
          <table:table-cell table:style-name="Tabela19.A2" office:value-type="string">
            <text:p text:style-name="P154">name:</text:p>
            <text:p text:style-name="P154"><text:s text:c="4"/>- NotBlank: ~</text:p>
            <text:p text:style-name="P154"><text:s text:c="4"/>- Length:</text:p>
            <text:p text:style-name="P153"><text:s text:c="8"/>max: 20</text:p>
          </table:table-cell>
        </table:table-row>
        <table:table-row>
          <table:table-cell table:style-name="Tabela19.A2" table:number-columns-spanned="3" office:value-type="string">
            <text:p text:style-name="P126">Response: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114">{</text:p>
            <text:p text:style-name="P114"><text:s text:c="2"/>"id": 1,</text:p>
            <text:p text:style-name="P114"><text:s text:c="2"/>"name": "New Lorem",</text:p>
            <text:p text:style-name="P114"><text:s text:c="2"/>"products": []</text:p>
            <text:p text:style-name="P114">}</text:p>
          </table:table-cell>
          <table:covered-table-cell/>
          <table:covered-table-cell/>
        </table:table-row>
      </table:table>
      <text:p text:style-name="P19"/>
      <text:p text:style-name="P19"/>
      <text:p text:style-name="P19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67">DELETE</text:p>
            </table:table-cell>
            <table:table-cell table:style-name="Tabela20.B1" office:value-type="string">
              <text:p text:style-name="P54">api/<text:span text:style-name="T6">types</text:span>/<text:span text:style-name="T2">1</text:span></text:p>
            </table:table-cell>
          </table:table-row>
        </table:table-header-rows>
        <table:table-row>
          <table:table-cell table:style-name="Tabela20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103">{</text:p>
            <text:p text:style-name="P103"><text:s text:c="2"/>"status": "Removed",</text:p>
            <text:p text:style-name="P103"><text:s text:c="2"/>"message": "<text:span text:style-name="T6">Type</text:span> properly removed"</text:p>
            <text:p text:style-name="P103">}</text:p>
          </table:table-cell>
          <table:covered-table-cell/>
        </table:table-row>
      </table:table>
      <text:p text:style-name="P4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T16">Orders</text:span>:</text:p>
      <text:p text:style-name="P20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44">GET</text:p>
            </table:table-cell>
            <table:table-cell table:style-name="Tabela21.B1" office:value-type="string">
              <text:p text:style-name="P55">api/<text:span text:style-name="T7">orders</text:span></text:p>
            </table:table-cell>
          </table:table-row>
        </table:table-header-rows>
        <table:table-row>
          <table:table-cell table:style-name="Tabela21.A2" table:number-columns-spanned="2" office:value-type="string">
            <text:p text:style-name="P127">Params: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76">access_token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127">Response: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82">{</text:p>
            <text:p text:style-name="P82"><text:s text:c="2"/>"page": 1,</text:p>
            <text:p text:style-name="P82"><text:s text:c="2"/>"limit": 10,</text:p>
            <text:p text:style-name="P82"><text:s text:c="2"/>"pages": 20,</text:p>
            <text:p text:style-name="P82"><text:s text:c="2"/>"total": 200,</text:p>
            <text:p text:style-name="P82"><text:s text:c="2"/>"_links": {</text:p>
            <text:p text:style-name="P82"><text:s text:c="4"/>"self": {</text:p>
            <text:p text:style-name="P82"><text:s text:c="6"/>"href": "/app_dev.php/api/orders?page=1&amp;limit=10"</text:p>
            <text:p text:style-name="P82"><text:s text:c="4"/>},</text:p>
            <text:p text:style-name="P82"><text:s text:c="4"/>"first": {</text:p>
            <text:p text:style-name="P82"><text:s text:c="6"/>"href": "/app_dev.php/api/orders?page=1&amp;limit=10"</text:p>
            <text:p text:style-name="P82"><text:s text:c="4"/>},</text:p>
            <text:p text:style-name="P82"><text:s text:c="4"/>"last": {</text:p>
            <text:p text:style-name="P82"><text:s text:c="6"/>"href": "/app_dev.php/api/orders?page=20&amp;limit=10"</text:p>
            <text:p text:style-name="P82"><text:s text:c="4"/>}</text:p>
            <text:p text:style-name="P82"><text:s text:c="2"/>},</text:p>
            <text:p text:style-name="P82"><text:s text:c="2"/>"_embedded": {</text:p>
            <text:p text:style-name="P82"><text:s text:c="4"/>"items": [</text:p>
            <text:p text:style-name="P82"><text:s text:c="6"/>{</text:p>
            <text:p text:style-name="P82"><text:s text:c="8"/>"id": 1,</text:p>
            <text:p text:style-name="P82"><text:s text:c="8"/>"create_date": "1980-01-20T05:54:41+0100",</text:p>
            <text:p text:style-name="P82"><text:s text:c="8"/>"realized": false,</text:p>
            <text:p text:style-name="P82"><text:s text:c="8"/>"description": "Voluptas error et aspernatur.",</text:p>
            <text:p text:style-name="P82"><text:s text:c="8"/>"items": [</text:p>
            <text:p text:style-name="P82"><text:s text:c="10"/>{</text:p>
            <text:p text:style-name="P82"><text:s text:c="12"/>"id": 4,</text:p>
            <text:p text:style-name="P82"><text:s text:c="12"/>"count": 1,</text:p>
            <text:p text:style-name="P82"><text:s text:c="12"/>"product": {</text:p>
            <text:p text:style-name="P82"><text:s text:c="14"/>"id": 5,</text:p>
            <text:p text:style-name="P82"><text:s text:c="14"/>"name": "id",</text:p>
            <text:p text:style-name="P82"><text:s text:c="14"/>"description": "Neque et est maxime ullam ut.",</text:p>
            <text:p text:style-name="P82"><text:s text:c="14"/>"available": true</text:p>
            <text:p text:style-name="P82"><text:s text:c="12"/>},</text:p>
            <text:p text:style-name="P82"><text:s text:c="12"/>"price": {</text:p>
            <text:p text:style-name="P82"><text:s text:c="14"/>"id": 17,</text:p>
            <text:p text:style-name="P82"><text:s text:c="14"/>"type": "Small",</text:p>
            <text:p text:style-name="P82"><text:s text:c="14"/>"value": 18.2</text:p>
            <text:p text:style-name="P82"><text:s text:c="12"/>}</text:p>
            <text:p text:style-name="P82"><text:s text:c="10"/>}</text:p>
            <text:p text:style-name="P82"><text:s text:c="8"/>],</text:p>
            <text:p text:style-name="P82"><text:s text:c="8"/>"customer": {</text:p>
            <text:p text:style-name="P82"><text:s text:c="10"/>"id": 19,</text:p>
            <text:p text:style-name="P82"><text:s text:c="10"/>"first_name": "Józef",</text:p>
            <text:p text:style-name="P82"><text:s text:c="10"/>"last_name": "Zielińska",</text:p>
            <text:p text:style-name="P82"><text:s text:c="10"/>"email": "pdabrowska@interia.pl",</text:p>
            <text:p text:style-name="P82"><text:s text:c="10"/>"phone": "+48 63 804 27 19",</text:p>
            <text:p text:style-name="P82"><text:s text:c="10"/>"address": "Modra 55A, 50-845 Zawiercie"</text:p>
            <text:p text:style-name="P82"><text:s text:c="8"/>}</text:p>
            <text:p text:style-name="P82"><text:s text:c="6"/>}</text:p>
            <text:p text:style-name="P82"><text:s text:c="4"/>]</text:p>
            <text:p text:style-name="P82"><text:s text:c="2"/>}</text:p>
            <text:p text:style-name="P82">}</text:p>
          </table:table-cell>
          <table:covered-table-cell/>
        </table:table-row>
      </table:table>
      <text:p text:style-name="P5"/>
      <table:table table:name="Tabela22" table:style-name="Tabela22">
        <table:table-column table:style-name="Tabela22.A"/>
        <table:table-column table:style-name="Tabela22.B"/>
        <table:table-header-rows>
          <text:soft-page-break/>
          <table:table-row>
            <table:table-cell table:style-name="Tabela22.A1" office:value-type="string">
              <text:p text:style-name="P44">GET</text:p>
            </table:table-cell>
            <table:table-cell table:style-name="Tabela22.B1" office:value-type="string">
              <text:p text:style-name="P55">api/<text:span text:style-name="T7">orders</text:span></text:p>
            </table:table-cell>
          </table:table-row>
        </table:table-header-rows>
        <table:table-row>
          <table:table-cell table:style-name="Tabela22.A2" table:number-columns-spanned="2" office:value-type="string">
            <text:p text:style-name="P127">Params: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76">access_token</text:p>
            <text:p text:style-name="P161">page</text:p>
            <text:p text:style-name="P159"><text:span text:style-name="T29">limi</text:span><text:span text:style-name="T30">t</text:span></text:p>
            <text:p text:style-name="P160"><text:span text:style-name="T25">realized (filter by realized status true/false)</text:span></text:p>
            <text:p text:style-name="P160"><text:span text:style-name="T25">gte (filter by date)</text:span></text:p>
            <text:p text:style-name="P160"><text:span text:style-name="T25">lte (filter by date)</text:span>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127">Response: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82">{</text:p>
            <text:p text:style-name="P82"><text:s text:c="2"/>"id": 1,</text:p>
            <text:p text:style-name="P82"><text:s text:c="2"/>"create_date": "1980-01-20T05:54:41+0100",</text:p>
            <text:p text:style-name="P82"><text:s text:c="2"/>"realized": false,</text:p>
            <text:p text:style-name="P82"><text:s text:c="2"/>"description": "Voluptas error et aspernatur.",</text:p>
            <text:p text:style-name="P82"><text:s text:c="2"/>"items": [</text:p>
            <text:p text:style-name="P82"><text:s text:c="4"/>{</text:p>
            <text:p text:style-name="P82"><text:s text:c="6"/>"id": 4,</text:p>
            <text:p text:style-name="P82"><text:s text:c="6"/>"count": 1,</text:p>
            <text:p text:style-name="P82"><text:s text:c="6"/>"product": {</text:p>
            <text:p text:style-name="P82"><text:s text:c="8"/>"id": 5,</text:p>
            <text:p text:style-name="P82"><text:s text:c="8"/>"name": "id",</text:p>
            <text:p text:style-name="P82"><text:s text:c="8"/>"description": "Neque et est maxime ullam ut.",</text:p>
            <text:p text:style-name="P82"><text:s text:c="8"/>"available": true</text:p>
            <text:p text:style-name="P82"><text:s text:c="6"/>},</text:p>
            <text:p text:style-name="P82"><text:s text:c="6"/>"price": {</text:p>
            <text:p text:style-name="P82"><text:s text:c="8"/>"id": 17,</text:p>
            <text:p text:style-name="P82"><text:s text:c="8"/>"type": "Small",</text:p>
            <text:p text:style-name="P82"><text:s text:c="8"/>"value": 18.2</text:p>
            <text:p text:style-name="P82"><text:s text:c="6"/>}</text:p>
            <text:p text:style-name="P82"><text:s text:c="4"/>}</text:p>
            <text:p text:style-name="P82"><text:s text:c="2"/>],</text:p>
            <text:p text:style-name="P82"><text:s text:c="2"/>"customer": {</text:p>
            <text:p text:style-name="P82"><text:s text:c="4"/>"id": 19,</text:p>
            <text:p text:style-name="P82"><text:s text:c="4"/>"first_name": "Józef",</text:p>
            <text:p text:style-name="P82"><text:s text:c="4"/>"last_name": "Zielińska",</text:p>
            <text:p text:style-name="P82"><text:s text:c="4"/>"email": "pdabrowska@interia.pl",</text:p>
            <text:p text:style-name="P82"><text:s text:c="4"/>"phone": "+48 63 804 27 19",</text:p>
            <text:p text:style-name="P82"><text:s text:c="4"/>"address": "Modra 55A, 50-845 Zawiercie"</text:p>
            <text:p text:style-name="P82"><text:s text:c="2"/>}</text:p>
            <text:p text:style-name="P82">}</text:p>
          </table:table-cell>
          <table:covered-table-cell/>
        </table:table-row>
      </table:table>
      <text:p text:style-name="P21"/>
      <text:p text:style-name="P21"/>
      <text:p text:style-name="P22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68">DELETE</text:p>
            </table:table-cell>
            <table:table-cell table:style-name="Tabela24.B1" office:value-type="string">
              <text:p text:style-name="P56">api/<text:span text:style-name="T7">orders</text:span>/<text:span text:style-name="T2">1</text:span></text:p>
            </table:table-cell>
          </table:table-row>
        </table:table-header-rows>
        <table:table-row>
          <table:table-cell table:style-name="Tabela24.A2" table:number-columns-spanned="2" office:value-type="string">
            <text:p text:style-name="P128">Params: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77">access_token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128">Response: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104">{</text:p>
            <text:p text:style-name="P104"><text:s text:c="2"/>"status": "Removed",</text:p>
            <text:p text:style-name="P104"><text:s text:c="2"/>"message": "<text:span text:style-name="T8">Order</text:span> properly removed"</text:p>
            <text:p text:style-name="P104">}</text:p>
          </table:table-cell>
          <table:covered-table-cell/>
        </table:table-row>
      </table:table>
      <text:p text:style-name="P22"/>
      <table:table table:name="Tabela23" table:style-name="Tabela23">
        <table:table-column table:style-name="Tabela23.A"/>
        <table:table-column table:style-name="Tabela23.B"/>
        <table:table-column table:style-name="Tabela23.C"/>
        <table:table-header-rows>
          <text:soft-page-break/>
          <table:table-row>
            <table:table-cell table:style-name="Tabela23.A1" office:value-type="string">
              <text:p text:style-name="P70">PUT</text:p>
            </table:table-cell>
            <table:table-cell table:style-name="Tabela23.B1" table:number-columns-spanned="2" office:value-type="string">
              <text:p text:style-name="P57">api/<text:span text:style-name="T7">orders</text:span></text:p>
            </table:table-cell>
            <table:covered-table-cell/>
          </table:table-row>
        </table:table-header-rows>
        <table:table-row>
          <table:table-cell table:style-name="Tabela23.A2" table:number-columns-spanned="3" office:value-type="string">
            <text:p text:style-name="P129">Params: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78">access_token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149">Body:</text:p>
          </table:table-cell>
          <table:covered-table-cell/>
          <table:covered-table-cell/>
        </table:table-row>
        <table:table-row>
          <table:table-cell table:style-name="Tabela23.A5" table:number-columns-spanned="2" office:value-type="string">
            <text:p text:style-name="P148">{</text:p>
            <text:p text:style-name="P148"><text:s text:c="2"/>"realized": true</text:p>
            <text:p text:style-name="P148">}</text:p>
          </table:table-cell>
          <table:covered-table-cell/>
          <table:table-cell table:style-name="Tabela23.A2" office:value-type="string">
            <text:p text:style-name="P154"><text:span text:style-name="T27">realized</text:span>:</text:p>
            <text:p text:style-name="P154"><text:s text:c="4"/>- NotBlank: ~</text:p>
            <text:p text:style-name="P154"><text:s text:c="4"/></text:p>
          </table:table-cell>
        </table:table-row>
        <table:table-row>
          <table:table-cell table:style-name="Tabela23.A2" table:number-columns-spanned="3" office:value-type="string">
            <text:p text:style-name="P129">Response: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83">{</text:p>
            <text:p text:style-name="P83"><text:s text:c="2"/>"id": 1,</text:p>
            <text:p text:style-name="P83"><text:s text:c="2"/>"create_date": "1980-01-20T05:54:41+0100",</text:p>
            <text:p text:style-name="P83"><text:s text:c="2"/>"realized": false,</text:p>
            <text:p text:style-name="P83"><text:s text:c="2"/>"description": "Voluptas error et aspernatur.",</text:p>
            <text:p text:style-name="P83"><text:s text:c="2"/>"items": [</text:p>
            <text:p text:style-name="P83"><text:s text:c="4"/>{</text:p>
            <text:p text:style-name="P83"><text:s text:c="6"/>"id": 4,</text:p>
            <text:p text:style-name="P83"><text:s text:c="6"/>"count": 1,</text:p>
            <text:p text:style-name="P83"><text:s text:c="6"/>"product": {</text:p>
            <text:p text:style-name="P83"><text:s text:c="8"/>"id": 5,</text:p>
            <text:p text:style-name="P83"><text:s text:c="8"/>"name": "id",</text:p>
            <text:p text:style-name="P83"><text:s text:c="8"/>"description": "Neque et est maxime ullam ut.",</text:p>
            <text:p text:style-name="P83"><text:s text:c="8"/>"available": true</text:p>
            <text:p text:style-name="P83"><text:s text:c="6"/>},</text:p>
            <text:p text:style-name="P83"><text:s text:c="6"/>"price": {</text:p>
            <text:p text:style-name="P83"><text:s text:c="8"/>"id": 17,</text:p>
            <text:p text:style-name="P83"><text:s text:c="8"/>"type": "Small",</text:p>
            <text:p text:style-name="P83"><text:s text:c="8"/>"value": 18.2</text:p>
            <text:p text:style-name="P83"><text:s text:c="6"/>}</text:p>
            <text:p text:style-name="P83"><text:s text:c="4"/>}</text:p>
            <text:p text:style-name="P83"><text:s text:c="2"/>],</text:p>
            <text:p text:style-name="P83"><text:s text:c="2"/>"customer": {</text:p>
            <text:p text:style-name="P83"><text:s text:c="4"/>"id": 19,</text:p>
            <text:p text:style-name="P83"><text:s text:c="4"/>"first_name": "Józef",</text:p>
            <text:p text:style-name="P83"><text:s text:c="4"/>"last_name": "Zielińska",</text:p>
            <text:p text:style-name="P83"><text:s text:c="4"/>"email": "pdabrowska@interia.pl",</text:p>
            <text:p text:style-name="P83"><text:s text:c="4"/>"phone": "+48 63 804 27 19",</text:p>
            <text:p text:style-name="P83"><text:s text:c="4"/>"address": "Modra 55A, 50-845 Zawiercie"</text:p>
            <text:p text:style-name="P83"><text:s text:c="2"/>}</text:p>
            <text:p text:style-name="P83">}</text:p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text:span text:style-name="T20">Price</text:span><text:span text:style-name="T9">:</text:span></text:p>
      <text:p text:style-name="P24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45">GET</text:p>
            </table:table-cell>
            <table:table-cell table:style-name="Tabela25.B1" office:value-type="string">
              <text:p text:style-name="P58">api/<text:span text:style-name="T9">products/1/prices</text:span></text:p>
            </table:table-cell>
          </table:table-row>
        </table:table-header-rows>
        <table:table-row>
          <table:table-cell table:style-name="Tabela25.A2" table:number-columns-spanned="2" office:value-type="string">
            <text:p text:style-name="P130">Params: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130">Response: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94"><text:s/><text:span text:style-name="T9">[</text:span></text:p>
            <text:p text:style-name="P115"><text:s text:c="2"/>{</text:p>
            <text:p text:style-name="P115"><text:s text:c="4"/>"id": 5,</text:p>
            <text:p text:style-name="P115"><text:s text:c="4"/>"type": "Small",</text:p>
            <text:p text:style-name="P115"><text:s text:c="4"/>"value": 34.84</text:p>
            <text:p text:style-name="P115"><text:s text:c="2"/>},</text:p>
            <text:p text:style-name="P115"><text:s text:c="2"/>{</text:p>
            <text:p text:style-name="P115"><text:s text:c="4"/>"id": 6,</text:p>
            <text:p text:style-name="P115"><text:s text:c="4"/>"type": "Average",</text:p>
            <text:p text:style-name="P115"><text:s text:c="4"/>"value": 21.03</text:p>
            <text:p text:style-name="P115"><text:s text:c="2"/>}</text:p>
            <text:p text:style-name="P115">]</text:p>
          </table:table-cell>
          <table:covered-table-cell/>
        </table:table-row>
      </table:table>
      <text:p text:style-name="P24"/>
      <text:p text:style-name="P24"/>
      <text:p text:style-name="P24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45">GET</text:p>
            </table:table-cell>
            <table:table-cell table:style-name="Tabela26.B1" office:value-type="string">
              <text:p text:style-name="P58">api/<text:span text:style-name="T9">products/1/prices/5</text:span></text:p>
            </table:table-cell>
          </table:table-row>
        </table:table-header-rows>
        <table:table-row>
          <table:table-cell table:style-name="Tabela26.A2" table:number-columns-spanned="2" office:value-type="string">
            <text:p text:style-name="P130">Params: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130">Response: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25">{</text:p>
            <text:p text:style-name="P115"><text:s text:c="4"/>"id": 5,</text:p>
            <text:p text:style-name="P115"><text:s text:c="4"/>"<text:bookmark-start text:name="__DdeLink__2291_735122229"/>type<text:bookmark-end text:name="__DdeLink__2291_735122229"/>": "Small",</text:p>
            <text:p text:style-name="P115"><text:s text:c="4"/>"value": 34.84</text:p>
            <text:p text:style-name="P115">}</text:p>
          </table:table-cell>
          <table:covered-table-cell/>
        </table:table-row>
      </table:table>
      <text:p text:style-name="P24"/>
      <text:p text:style-name="P24"/>
      <text:p text:style-name="P24"/>
      <table:table table:name="Tabela27" table:style-name="Tabela27">
        <table:table-column table:style-name="Tabela27.A"/>
        <table:table-column table:style-name="Tabela27.B"/>
        <table:table-column table:style-name="Tabela27.C"/>
        <table:table-header-rows>
          <table:table-row>
            <table:table-cell table:style-name="Tabela27.A1" office:value-type="string">
              <text:p text:style-name="P63">POST</text:p>
            </table:table-cell>
            <table:table-cell table:style-name="Tabela27.B1" table:number-columns-spanned="2" office:value-type="string">
              <text:p text:style-name="P58">api/<text:span text:style-name="T9">products/1/prices</text:span></text:p>
            </table:table-cell>
            <table:covered-table-cell/>
          </table:table-row>
        </table:table-header-rows>
        <table:table-row>
          <table:table-cell table:style-name="Tabela27.A2" table:number-columns-spanned="3" office:value-type="string">
            <text:p text:style-name="P130">Params: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89">access_token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138">Body:</text:p>
          </table:table-cell>
          <table:covered-table-cell/>
          <table:covered-table-cell/>
        </table:table-row>
        <table:table-row>
          <table:table-cell table:style-name="Tabela27.A5" table:number-columns-spanned="2" office:value-type="string">
            <text:p text:style-name="P146">{</text:p>
            <text:p text:style-name="P146"><text:s text:c="2"/>"type": "Small",</text:p>
            <text:p text:style-name="P146"><text:s text:c="2"/>"<text:bookmark-start text:name="__DdeLink__2293_735122229"/>value<text:bookmark-end text:name="__DdeLink__2293_735122229"/>": 36.29</text:p>
            <text:p text:style-name="P146">}</text:p>
          </table:table-cell>
          <table:covered-table-cell/>
          <table:table-cell table:style-name="Tabela27.A2" office:value-type="string">
            <text:p text:style-name="Preformatted_20_Text">typ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Preformatted_20_Text">value:</text:p>
            <text:p text:style-name="Preformatted_20_Text"><text:s text:c="4"/>- NotBlank: ~</text:p>
            <text:p text:style-name="Standard"/>
          </table:table-cell>
        </table:table-row>
        <table:table-row>
          <table:table-cell table:style-name="Tabela27.A2" table:number-columns-spanned="3" office:value-type="string">
            <text:p text:style-name="P130">Response: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117">{</text:p>
            <text:p text:style-name="P117"><text:s text:c="2"/>"id": 41,</text:p>
            <text:p text:style-name="P117"><text:s text:c="2"/>"type": "Small",</text:p>
            <text:p text:style-name="P117"><text:s text:c="2"/>"value": 36.29</text:p>
            <text:p text:style-name="P116">}</text:p>
          </table:table-cell>
          <table:covered-table-cell/>
          <table:covered-table-cell/>
        </table:table-row>
      </table:table>
      <text:p text:style-name="P24"/>
      <text:p text:style-name="P24"/>
      <text:p text:style-name="P24"/>
      <text:p text:style-name="P24"/>
      <text:p text:style-name="P24"><text:soft-page-break/></text:p>
      <text:p text:style-name="P24"/>
      <table:table table:name="Tabela28" table:style-name="Tabela28">
        <table:table-column table:style-name="Tabela28.A"/>
        <table:table-column table:style-name="Tabela28.B"/>
        <table:table-column table:style-name="Tabela28.C"/>
        <table:table-header-rows>
          <table:table-row>
            <table:table-cell table:style-name="Tabela28.A1" office:value-type="string">
              <text:p text:style-name="P69">PUT</text:p>
            </table:table-cell>
            <table:table-cell table:style-name="Tabela28.B1" table:number-columns-spanned="2" office:value-type="string">
              <text:p text:style-name="P59">api/<text:span text:style-name="T9">products/1/prices/41</text:span></text:p>
            </table:table-cell>
            <table:covered-table-cell/>
          </table:table-row>
        </table:table-header-rows>
        <table:table-row>
          <table:table-cell table:style-name="Tabela28.A2" table:number-columns-spanned="3" office:value-type="string">
            <text:p text:style-name="P130">Params: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89">access_token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138">Body:</text:p>
          </table:table-cell>
          <table:covered-table-cell/>
          <table:covered-table-cell/>
        </table:table-row>
        <table:table-row>
          <table:table-cell table:style-name="Tabela28.A5" table:number-columns-spanned="2" office:value-type="string">
            <text:p text:style-name="P147">{</text:p>
            <text:p text:style-name="P147"><text:s text:c="2"/>"type": "<text:span text:style-name="T10">Big</text:span>",</text:p>
            <text:p text:style-name="P147"><text:s text:c="2"/>"value": 36.29</text:p>
            <text:p text:style-name="P147">}</text:p>
          </table:table-cell>
          <table:covered-table-cell/>
          <table:table-cell table:style-name="Tabela28.A2" office:value-type="string">
            <text:p text:style-name="Preformatted_20_Text">typ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Preformatted_20_Text">value:</text:p>
            <text:p text:style-name="Preformatted_20_Text"><text:s text:c="4"/>- NotBlank: ~</text:p>
            <text:p text:style-name="Standard"/>
          </table:table-cell>
        </table:table-row>
        <table:table-row>
          <table:table-cell table:style-name="Tabela28.A2" table:number-columns-spanned="3" office:value-type="string">
            <text:p text:style-name="P130">Response: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118">{</text:p>
            <text:p text:style-name="P118"><text:s text:c="2"/>"id": 41,</text:p>
            <text:p text:style-name="P118"><text:s text:c="2"/>"type": "<text:span text:style-name="T10">Big</text:span>",</text:p>
            <text:p text:style-name="P118"><text:s text:c="2"/>"value": 36.29</text:p>
            <text:p text:style-name="P118">}</text:p>
          </table:table-cell>
          <table:covered-table-cell/>
          <table:covered-table-cell/>
        </table:table-row>
      </table:table>
      <text:p text:style-name="P24"/>
      <text:p text:style-name="P24"/>
      <text:p text:style-name="P24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69">DELETE</text:p>
            </table:table-cell>
            <table:table-cell table:style-name="Tabela29.B1" office:value-type="string">
              <text:p text:style-name="P59">api/<text:span text:style-name="T9">products/1/prices/41</text:span></text:p>
            </table:table-cell>
          </table:table-row>
        </table:table-header-rows>
        <table:table-row>
          <table:table-cell table:style-name="Tabela29.A2" table:number-columns-spanned="2" office:value-type="string">
            <text:p text:style-name="P130">Params: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130">Response: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105">{</text:p>
            <text:p text:style-name="P105"><text:s text:c="2"/>"status": "Removed",</text:p>
            <text:p text:style-name="P105"><text:s text:c="2"/>"message": "<text:span text:style-name="T10">Prices</text:span> properly removed"</text:p>
            <text:p text:style-name="P105">}</text:p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Tarnawski</meta:initial-creator>
    <meta:creation-date>2016-03-25T14:10:30.369756269</meta:creation-date>
    <dc:date>2016-03-26T14:18:52.599174070</dc:date>
    <dc:creator>Tomasz Tarnawski</dc:creator>
    <meta:editing-duration>PT10H1M46S</meta:editing-duration>
    <meta:editing-cycles>33</meta:editing-cycles>
    <meta:generator>LibreOffice/4.2.8.2$Linux_X86_64 LibreOffice_project/420m0$Build-2</meta:generator>
    <meta:document-statistic meta:table-count="32" meta:image-count="0" meta:object-count="0" meta:page-count="18" meta:paragraph-count="816" meta:word-count="1444" meta:character-count="12998" meta:non-whitespace-character-count="10083"/>
  </office:meta>
</office:document-meta>
</file>